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38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805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09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mips" table:style-name="ta1">
        <table:shapes>
          <draw:frame draw:z-index="0" draw:style-name="gr1" draw:text-style-name="P1" svg:width="29.192cm" svg:height="17.557cm" svg:x="18.553cm" svg:y="17.956cm">
            <draw:object draw:notify-on-update-of-ranges="mips.C1:mips.C1 mips.C2:mips.C135 mips.E1:mips.E1 mips.E2:mips.E13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9.192cm" svg:height="17.557cm" svg:x="18.583cm" svg:y="35.937cm">
            <draw:object draw:notify-on-update-of-ranges="mips.C2:mips.C135 mips.C2:mips.C135 mips.E1:mips.E1 mips.E2:mips.E13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9.192cm" svg:height="17.557cm" svg:x="18.527cm" svg:y="0.214cm">
            <draw:object draw:notify-on-update-of-ranges="mips.C2:mips.C135 mips.C2:mips.C135 mips.E1:mips.E1 mips.E2:mips.E13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Název počítače</text:p>
          </table:table-cell>
          <table:table-cell office:value-type="string" calcext:value-type="string">
            <text:p>Rok</text:p>
          </table:table-cell>
          <table:table-cell table:style-name="Default" office:value-type="string" calcext:value-type="string">
            <text:p>Rok jako datum</text:p>
          </table:table-cell>
          <table:table-cell table:style-name="Default" office:value-type="string" calcext:value-type="string">
            <text:p>Výkon (MIPS)</text:p>
          </table:table-cell>
          <table:table-cell office:value-type="string" calcext:value-type="string">
            <text:p>Výkon (MIPS)</text:p>
          </table:table-cell>
        </table:table-row>
        <table:table-row table:style-name="ro1">
          <table:table-cell office:value-type="string" calcext:value-type="string">
            <text:p>Intel 4004</text:p>
          </table:table-cell>
          <table:table-cell office:value-type="float" office:value="1971" calcext:value-type="float">
            <text:p>1971</text:p>
          </table:table-cell>
          <table:table-cell table:formula="of:=DATE([.$B2];1;1)" office:value-type="date" office:date-value="1971-01-01" calcext:value-type="date">
            <text:p>1971</text:p>
          </table:table-cell>
          <table:table-cell office:value-type="string" calcext:value-type="string">
            <text:p><text:s/>0.092</text:p>
          </table:table-cell>
          <table:table-cell table:formula="of:=NUMBERVALUE([.D2];&quot;.&quot;)" office:value-type="float" office:value="0.092" calcext:value-type="float">
            <text:p>0,092</text:p>
          </table:table-cell>
        </table:table-row>
        <table:table-row table:style-name="ro1">
          <table:table-cell office:value-type="string" calcext:value-type="string">
            <text:p>IBM System/370 158</text:p>
          </table:table-cell>
          <table:table-cell office:value-type="float" office:value="1972" calcext:value-type="float">
            <text:p>1972</text:p>
          </table:table-cell>
          <table:table-cell table:formula="of:=DATE([.$B3];1;1)" office:value-type="date" office:date-value="1972-01-01" calcext:value-type="date">
            <text:p>1972</text:p>
          </table:table-cell>
          <table:table-cell office:value-type="string" calcext:value-type="string">
            <text:p><text:s/>0.64</text:p>
          </table:table-cell>
          <table:table-cell table:formula="of:=NUMBERVALUE([.D3];&quot;.&quot;)" office:value-type="float" office:value="0.64" calcext:value-type="float">
            <text:p>0,64</text:p>
          </table:table-cell>
        </table:table-row>
        <table:table-row table:style-name="ro1">
          <table:table-cell office:value-type="string" calcext:value-type="string">
            <text:p>Intel 8080</text:p>
          </table:table-cell>
          <table:table-cell office:value-type="float" office:value="1974" calcext:value-type="float">
            <text:p>1974</text:p>
          </table:table-cell>
          <table:table-cell table:formula="of:=DATE([.$B4];1;1)" office:value-type="date" office:date-value="1974-01-01" calcext:value-type="date">
            <text:p>1974</text:p>
          </table:table-cell>
          <table:table-cell office:value-type="string" calcext:value-type="string">
            <text:p><text:s/>0.29</text:p>
          </table:table-cell>
          <table:table-cell table:formula="of:=NUMBERVALUE([.D4];&quot;.&quot;)" office:value-type="float" office:value="0.29" calcext:value-type="float">
            <text:p>0,29</text:p>
          </table:table-cell>
        </table:table-row>
        <table:table-row table:style-name="ro1">
          <table:table-cell office:value-type="string" calcext:value-type="string">
            <text:p>MOS Technology 6502</text:p>
          </table:table-cell>
          <table:table-cell office:value-type="float" office:value="1975" calcext:value-type="float">
            <text:p>1975</text:p>
          </table:table-cell>
          <table:table-cell table:formula="of:=DATE([.$B5];1;1)" office:value-type="date" office:date-value="1975-01-01" calcext:value-type="date">
            <text:p>1975</text:p>
          </table:table-cell>
          <table:table-cell office:value-type="string" calcext:value-type="string">
            <text:p><text:s/>0.43</text:p>
          </table:table-cell>
          <table:table-cell table:formula="of:=NUMBERVALUE([.D5];&quot;.&quot;)" office:value-type="float" office:value="0.43" calcext:value-type="float">
            <text:p>0,43</text:p>
          </table:table-cell>
        </table:table-row>
        <table:table-row table:style-name="ro1">
          <table:table-cell office:value-type="string" calcext:value-type="string">
            <text:p>Intel 8080A</text:p>
          </table:table-cell>
          <table:table-cell office:value-type="float" office:value="1976" calcext:value-type="float">
            <text:p>1976</text:p>
          </table:table-cell>
          <table:table-cell table:formula="of:=DATE([.$B6];1;1)" office:value-type="date" office:date-value="1976-01-01" calcext:value-type="date">
            <text:p>1976</text:p>
          </table:table-cell>
          <table:table-cell office:value-type="string" calcext:value-type="string">
            <text:p><text:s/>0.435</text:p>
          </table:table-cell>
          <table:table-cell table:formula="of:=NUMBERVALUE([.D6];&quot;.&quot;)" office:value-type="float" office:value="0.435" calcext:value-type="float">
            <text:p>0,435</text:p>
          </table:table-cell>
        </table:table-row>
        <table:table-row table:style-name="ro1">
          <table:table-cell office:value-type="string" calcext:value-type="string">
            <text:p>Zilog Z80</text:p>
          </table:table-cell>
          <table:table-cell office:value-type="float" office:value="1976" calcext:value-type="float">
            <text:p>1976</text:p>
          </table:table-cell>
          <table:table-cell table:formula="of:=DATE([.$B7];1;1)" office:value-type="date" office:date-value="1976-01-01" calcext:value-type="date">
            <text:p>1976</text:p>
          </table:table-cell>
          <table:table-cell office:value-type="string" calcext:value-type="string">
            <text:p><text:s/>0.58</text:p>
          </table:table-cell>
          <table:table-cell table:formula="of:=NUMBERVALUE([.D7];&quot;.&quot;)" office:value-type="float" office:value="0.58" calcext:value-type="float">
            <text:p>0,58</text:p>
          </table:table-cell>
        </table:table-row>
        <table:table-row table:style-name="ro1">
          <table:table-cell office:value-type="string" calcext:value-type="string">
            <text:p>Motorola 6809</text:p>
          </table:table-cell>
          <table:table-cell office:value-type="float" office:value="1977" calcext:value-type="float">
            <text:p>1977</text:p>
          </table:table-cell>
          <table:table-cell table:formula="of:=DATE([.$B8];1;1)" office:value-type="date" office:date-value="1977-01-01" calcext:value-type="date">
            <text:p>1977</text:p>
          </table:table-cell>
          <table:table-cell office:value-type="string" calcext:value-type="string">
            <text:p><text:s/>0.42</text:p>
          </table:table-cell>
          <table:table-cell table:formula="of:=NUMBERVALUE([.D8];&quot;.&quot;)" office:value-type="float" office:value="0.42" calcext:value-type="float">
            <text:p>0,42</text:p>
          </table:table-cell>
        </table:table-row>
        <table:table-row table:style-name="ro1">
          <table:table-cell office:value-type="string" calcext:value-type="string">
            <text:p>Motorola 6802</text:p>
          </table:table-cell>
          <table:table-cell office:value-type="float" office:value="1977" calcext:value-type="float">
            <text:p>1977</text:p>
          </table:table-cell>
          <table:table-cell table:formula="of:=DATE([.$B9];1;1)" office:value-type="date" office:date-value="1977-01-01" calcext:value-type="date">
            <text:p>1977</text:p>
          </table:table-cell>
          <table:table-cell office:value-type="string" calcext:value-type="string">
            <text:p><text:s/>0.5</text:p>
          </table:table-cell>
          <table:table-cell table:formula="of:=NUMBERVALUE([.D9];&quot;.&quot;)" office:value-type="float" office:value="0.5" calcext:value-type="float">
            <text:p>0,5</text:p>
          </table:table-cell>
        </table:table-row>
        <table:table-row table:style-name="ro1">
          <table:table-cell office:value-type="string" calcext:value-type="string">
            <text:p>IBM System/370 158-3</text:p>
          </table:table-cell>
          <table:table-cell office:value-type="float" office:value="1977" calcext:value-type="float">
            <text:p>1977</text:p>
          </table:table-cell>
          <table:table-cell table:formula="of:=DATE([.$B10];1;1)" office:value-type="date" office:date-value="1977-01-01" calcext:value-type="date">
            <text:p>1977</text:p>
          </table:table-cell>
          <table:table-cell office:value-type="string" calcext:value-type="string">
            <text:p><text:s/>0.73</text:p>
          </table:table-cell>
          <table:table-cell table:formula="of:=NUMBERVALUE([.D10];&quot;.&quot;)" office:value-type="float" office:value="0.73" calcext:value-type="float">
            <text:p>0,73</text:p>
          </table:table-cell>
        </table:table-row>
        <table:table-row table:style-name="ro1">
          <table:table-cell office:value-type="string" calcext:value-type="string">
            <text:p>VAX-11/780</text:p>
          </table:table-cell>
          <table:table-cell office:value-type="float" office:value="1977" calcext:value-type="float">
            <text:p>1977</text:p>
          </table:table-cell>
          <table:table-cell table:formula="of:=DATE([.$B11];1;1)" office:value-type="date" office:date-value="1977-01-01" calcext:value-type="date">
            <text:p>1977</text:p>
          </table:table-cell>
          <table:table-cell office:value-type="string" calcext:value-type="string">
            <text:p><text:s/>1.0</text:p>
          </table:table-cell>
          <table:table-cell table:formula="of:=NUMBERVALUE([.D11];&quot;.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jitsu FACOM 230-75 APU</text:p>
          </table:table-cell>
          <table:table-cell office:value-type="float" office:value="1977" calcext:value-type="float">
            <text:p>1977</text:p>
          </table:table-cell>
          <table:table-cell table:formula="of:=DATE([.$B12];1;1)" office:value-type="date" office:date-value="1977-01-01" calcext:value-type="date">
            <text:p>1977</text:p>
          </table:table-cell>
          <table:table-cell office:value-type="string" calcext:value-type="string">
            <text:p><text:s/>2.0</text:p>
          </table:table-cell>
          <table:table-cell table:formula="of:=NUMBERVALUE([.D12];&quot;.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l 8086</text:p>
          </table:table-cell>
          <table:table-cell office:value-type="float" office:value="1978" calcext:value-type="float">
            <text:p>1978</text:p>
          </table:table-cell>
          <table:table-cell table:formula="of:=DATE([.$B13];1;1)" office:value-type="date" office:date-value="1978-01-01" calcext:value-type="date">
            <text:p>1978</text:p>
          </table:table-cell>
          <table:table-cell office:value-type="string" calcext:value-type="string">
            <text:p><text:s/>0.33</text:p>
          </table:table-cell>
          <table:table-cell table:formula="of:=NUMBERVALUE([.D13];&quot;.&quot;)" office:value-type="float" office:value="0.33" calcext:value-type="float">
            <text:p>0,33</text:p>
          </table:table-cell>
        </table:table-row>
        <table:table-row table:style-name="ro1">
          <table:table-cell office:value-type="string" calcext:value-type="string">
            <text:p>Fujitsu MB8843</text:p>
          </table:table-cell>
          <table:table-cell office:value-type="float" office:value="1978" calcext:value-type="float">
            <text:p>1978</text:p>
          </table:table-cell>
          <table:table-cell table:formula="of:=DATE([.$B14];1;1)" office:value-type="date" office:date-value="1978-01-01" calcext:value-type="date">
            <text:p>1978</text:p>
          </table:table-cell>
          <table:table-cell office:value-type="string" calcext:value-type="string">
            <text:p><text:s/>2.0</text:p>
          </table:table-cell>
          <table:table-cell table:formula="of:=NUMBERVALUE([.D14];&quot;.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l 8088</text:p>
          </table:table-cell>
          <table:table-cell office:value-type="float" office:value="1979" calcext:value-type="float">
            <text:p>1979</text:p>
          </table:table-cell>
          <table:table-cell table:formula="of:=DATE([.$B15];1;1)" office:value-type="date" office:date-value="1979-01-01" calcext:value-type="date">
            <text:p>1979</text:p>
          </table:table-cell>
          <table:table-cell office:value-type="string" calcext:value-type="string">
            <text:p><text:s/>0.75</text:p>
          </table:table-cell>
          <table:table-cell table:formula="of:=NUMBERVALUE([.D15];&quot;.&quot;)"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Motorola 68000</text:p>
          </table:table-cell>
          <table:table-cell office:value-type="float" office:value="1979" calcext:value-type="float">
            <text:p>1979</text:p>
          </table:table-cell>
          <table:table-cell table:formula="of:=DATE([.$B16];1;1)" office:value-type="date" office:date-value="1979-01-01" calcext:value-type="date">
            <text:p>1979</text:p>
          </table:table-cell>
          <table:table-cell office:value-type="string" calcext:value-type="string">
            <text:p><text:s/>1.4</text:p>
          </table:table-cell>
          <table:table-cell table:formula="of:=NUMBERVALUE([.D16];&quot;.&quot;)" office:value-type="float" office:value="1.4" calcext:value-type="float">
            <text:p>1,4</text:p>
          </table:table-cell>
        </table:table-row>
        <table:table-row table:style-name="ro1">
          <table:table-cell office:value-type="string" calcext:value-type="string">
            <text:p>Zilog Z8001/Z8002</text:p>
          </table:table-cell>
          <table:table-cell office:value-type="float" office:value="1979" calcext:value-type="float">
            <text:p>1979</text:p>
          </table:table-cell>
          <table:table-cell table:formula="of:=DATE([.$B17];1;1)" office:value-type="date" office:date-value="1979-01-01" calcext:value-type="date">
            <text:p>1979</text:p>
          </table:table-cell>
          <table:table-cell office:value-type="string" calcext:value-type="string">
            <text:p><text:s/>1.5</text:p>
          </table:table-cell>
          <table:table-cell table:formula="of:=NUMBERVALUE([.D17];&quot;.&quot;)" office:value-type="float" office:value="1.5" calcext:value-type="float">
            <text:p>1,5</text:p>
          </table:table-cell>
        </table:table-row>
        <table:table-row table:style-name="ro1">
          <table:table-cell office:value-type="string" calcext:value-type="string">
            <text:p>Intel 8035/8039/8048</text:p>
          </table:table-cell>
          <table:table-cell office:value-type="float" office:value="1980" calcext:value-type="float">
            <text:p>1980</text:p>
          </table:table-cell>
          <table:table-cell table:formula="of:=DATE([.$B18];1;1)" office:value-type="date" office:date-value="1980-01-01" calcext:value-type="date">
            <text:p>1980</text:p>
          </table:table-cell>
          <table:table-cell office:value-type="string" calcext:value-type="string">
            <text:p><text:s/>6.0</text:p>
          </table:table-cell>
          <table:table-cell table:formula="of:=NUMBERVALUE([.D18];&quot;.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ujitsu MB8843/MB8844</text:p>
          </table:table-cell>
          <table:table-cell office:value-type="float" office:value="1980" calcext:value-type="float">
            <text:p>1980</text:p>
          </table:table-cell>
          <table:table-cell table:formula="of:=DATE([.$B19];1;1)" office:value-type="date" office:date-value="1980-01-01" calcext:value-type="date">
            <text:p>1980</text:p>
          </table:table-cell>
          <table:table-cell office:value-type="string" calcext:value-type="string">
            <text:p><text:s/>6.0</text:p>
          </table:table-cell>
          <table:table-cell table:formula="of:=NUMBERVALUE([.D19];&quot;.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ilog Z80/Z80H</text:p>
          </table:table-cell>
          <table:table-cell office:value-type="float" office:value="1981" calcext:value-type="float">
            <text:p>1981</text:p>
          </table:table-cell>
          <table:table-cell table:formula="of:=DATE([.$B20];1;1)" office:value-type="date" office:date-value="1981-01-01" calcext:value-type="date">
            <text:p>1981</text:p>
          </table:table-cell>
          <table:table-cell office:value-type="string" calcext:value-type="string">
            <text:p><text:s/>1.16</text:p>
          </table:table-cell>
          <table:table-cell table:formula="of:=NUMBERVALUE([.D20];&quot;.&quot;)" office:value-type="float" office:value="1.16" calcext:value-type="float">
            <text:p>1,16</text:p>
          </table:table-cell>
        </table:table-row>
        <table:table-row table:style-name="ro1">
          <table:table-cell office:value-type="string" calcext:value-type="string">
            <text:p>Motorola 6802</text:p>
          </table:table-cell>
          <table:table-cell office:value-type="float" office:value="1981" calcext:value-type="float">
            <text:p>1981</text:p>
          </table:table-cell>
          <table:table-cell table:formula="of:=DATE([.$B21];1;1)" office:value-type="date" office:date-value="1981-01-01" calcext:value-type="date">
            <text:p>1981</text:p>
          </table:table-cell>
          <table:table-cell office:value-type="string" calcext:value-type="string">
            <text:p><text:s/>1.79</text:p>
          </table:table-cell>
          <table:table-cell table:formula="of:=NUMBERVALUE([.D21];&quot;.&quot;)" office:value-type="float" office:value="1.79" calcext:value-type="float">
            <text:p>1,79</text:p>
          </table:table-cell>
        </table:table-row>
        <table:table-row table:style-name="ro1">
          <table:table-cell office:value-type="string" calcext:value-type="string">
            <text:p>Zilog Z8001/Z8002B</text:p>
          </table:table-cell>
          <table:table-cell office:value-type="float" office:value="1981" calcext:value-type="float">
            <text:p>1981</text:p>
          </table:table-cell>
          <table:table-cell table:formula="of:=DATE([.$B22];1;1)" office:value-type="date" office:date-value="1981-01-01" calcext:value-type="date">
            <text:p>1981</text:p>
          </table:table-cell>
          <table:table-cell office:value-type="string" calcext:value-type="string">
            <text:p><text:s/>2.5</text:p>
          </table:table-cell>
          <table:table-cell table:formula="of:=NUMBERVALUE([.D22];&quot;.&quot;)" office:value-type="float" office:value="2.5" calcext:value-type="float">
            <text:p>2,5</text:p>
          </table:table-cell>
        </table:table-row>
        <table:table-row table:style-name="ro1">
          <table:table-cell office:value-type="string" calcext:value-type="string">
            <text:p>MOS Technology 6502</text:p>
          </table:table-cell>
          <table:table-cell office:value-type="float" office:value="1981" calcext:value-type="float">
            <text:p>1981</text:p>
          </table:table-cell>
          <table:table-cell table:formula="of:=DATE([.$B23];1;1)" office:value-type="date" office:date-value="1981-01-01" calcext:value-type="date">
            <text:p>1981</text:p>
          </table:table-cell>
          <table:table-cell office:value-type="string" calcext:value-type="string">
            <text:p><text:s/>2.522</text:p>
          </table:table-cell>
          <table:table-cell table:formula="of:=NUMBERVALUE([.D23];&quot;.&quot;)" office:value-type="float" office:value="2.522" calcext:value-type="float">
            <text:p>2,522</text:p>
          </table:table-cell>
        </table:table-row>
        <table:table-row table:style-name="ro1">
          <table:table-cell office:value-type="string" calcext:value-type="string">
            <text:p>Sega G80 (3 cores)</text:p>
          </table:table-cell>
          <table:table-cell office:value-type="float" office:value="1981" calcext:value-type="float">
            <text:p>1981</text:p>
          </table:table-cell>
          <table:table-cell table:formula="of:=DATE([.$B24];1;1)" office:value-type="date" office:date-value="1981-01-01" calcext:value-type="date">
            <text:p>1981</text:p>
          </table:table-cell>
          <table:table-cell office:value-type="string" calcext:value-type="string">
            <text:p><text:s/>7.4</text:p>
          </table:table-cell>
          <table:table-cell table:formula="of:=NUMBERVALUE([.D24];&quot;.&quot;)" office:value-type="float" office:value="7.4" calcext:value-type="float">
            <text:p>7,4</text:p>
          </table:table-cell>
        </table:table-row>
        <table:table-row table:style-name="ro1">
          <table:table-cell office:value-type="string" calcext:value-type="string">
            <text:p>Intel 286</text:p>
          </table:table-cell>
          <table:table-cell office:value-type="float" office:value="1982" calcext:value-type="float">
            <text:p>1982</text:p>
          </table:table-cell>
          <table:table-cell table:formula="of:=DATE([.$B25];1;1)" office:value-type="date" office:date-value="1982-01-01" calcext:value-type="date">
            <text:p>1982</text:p>
          </table:table-cell>
          <table:table-cell office:value-type="string" calcext:value-type="string">
            <text:p><text:s/>1.28</text:p>
          </table:table-cell>
          <table:table-cell table:formula="of:=NUMBERVALUE([.D25];&quot;.&quot;)" office:value-type="float" office:value="1.28" calcext:value-type="float">
            <text:p>1,28</text:p>
          </table:table-cell>
        </table:table-row>
        <table:table-row table:style-name="ro1">
          <table:table-cell office:value-type="string" calcext:value-type="string">
            <text:p>Motorola 68000</text:p>
          </table:table-cell>
          <table:table-cell office:value-type="float" office:value="1982" calcext:value-type="float">
            <text:p>1982</text:p>
          </table:table-cell>
          <table:table-cell table:formula="of:=DATE([.$B26];1;1)" office:value-type="date" office:date-value="1982-01-01" calcext:value-type="date">
            <text:p>1982</text:p>
          </table:table-cell>
          <table:table-cell office:value-type="string" calcext:value-type="string">
            <text:p><text:s/>2.188</text:p>
          </table:table-cell>
          <table:table-cell table:formula="of:=NUMBERVALUE([.D26];&quot;.&quot;)" office:value-type="float" office:value="2.188" calcext:value-type="float">
            <text:p>2,188</text:p>
          </table:table-cell>
        </table:table-row>
        <table:table-row table:style-name="ro1">
          <table:table-cell office:value-type="string" calcext:value-type="string">
            <text:p>Motorola 68010</text:p>
          </table:table-cell>
          <table:table-cell office:value-type="float" office:value="1982" calcext:value-type="float">
            <text:p>1982</text:p>
          </table:table-cell>
          <table:table-cell table:formula="of:=DATE([.$B27];1;1)" office:value-type="date" office:date-value="1982-01-01" calcext:value-type="date">
            <text:p>1982</text:p>
          </table:table-cell>
          <table:table-cell office:value-type="string" calcext:value-type="string">
            <text:p><text:s/>2.407</text:p>
          </table:table-cell>
          <table:table-cell table:formula="of:=NUMBERVALUE([.D27];&quot;.&quot;)" office:value-type="float" office:value="2.407" calcext:value-type="float">
            <text:p>2,407</text:p>
          </table:table-cell>
        </table:table-row>
        <table:table-row table:style-name="ro1">
          <table:table-cell office:value-type="string" calcext:value-type="string">
            <text:p>NEC V20</text:p>
          </table:table-cell>
          <table:table-cell office:value-type="float" office:value="1982" calcext:value-type="float">
            <text:p>1982</text:p>
          </table:table-cell>
          <table:table-cell table:formula="of:=DATE([.$B28];1;1)" office:value-type="date" office:date-value="1982-01-01" calcext:value-type="date">
            <text:p>1982</text:p>
          </table:table-cell>
          <table:table-cell office:value-type="string" calcext:value-type="string">
            <text:p><text:s/>4.0</text:p>
          </table:table-cell>
          <table:table-cell table:formula="of:=NUMBERVALUE([.D28];&quot;.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amco Pole Position (7 cores)</text:p>
          </table:table-cell>
          <table:table-cell office:value-type="float" office:value="1982" calcext:value-type="float">
            <text:p>1982</text:p>
          </table:table-cell>
          <table:table-cell table:formula="of:=DATE([.$B29];1;1)" office:value-type="date" office:date-value="1982-01-01" calcext:value-type="date">
            <text:p>1982</text:p>
          </table:table-cell>
          <table:table-cell office:value-type="string" calcext:value-type="string">
            <text:p><text:s/>8.141</text:p>
          </table:table-cell>
          <table:table-cell table:formula="of:=NUMBERVALUE([.D29];&quot;.&quot;)" office:value-type="float" office:value="8.141" calcext:value-type="float">
            <text:p>8,141</text:p>
          </table:table-cell>
        </table:table-row>
        <table:table-row table:style-name="ro1">
          <table:table-cell office:value-type="string" calcext:value-type="string">
            <text:p>LINKS-1 Computer Graphics System (257 cores)</text:p>
          </table:table-cell>
          <table:table-cell office:value-type="float" office:value="1982" calcext:value-type="float">
            <text:p>1982</text:p>
          </table:table-cell>
          <table:table-cell table:formula="of:=DATE([.$B30];1;1)" office:value-type="date" office:date-value="1982-01-01" calcext:value-type="date">
            <text:p>1982</text:p>
          </table:table-cell>
          <table:table-cell office:value-type="string" calcext:value-type="string">
            <text:p><text:s/>642.5</text:p>
          </table:table-cell>
          <table:table-cell table:formula="of:=NUMBERVALUE([.D30];&quot;.&quot;)" office:value-type="float" office:value="642.5" calcext:value-type="float">
            <text:p>642,5</text:p>
          </table:table-cell>
        </table:table-row>
        <table:table-row table:style-name="ro1">
          <table:table-cell office:value-type="string" calcext:value-type="string">
            <text:p>Texas Instruments TMS32010</text:p>
          </table:table-cell>
          <table:table-cell office:value-type="float" office:value="1983" calcext:value-type="float">
            <text:p>1983</text:p>
          </table:table-cell>
          <table:table-cell table:formula="of:=DATE([.$B31];1;1)" office:value-type="date" office:date-value="1983-01-01" calcext:value-type="date">
            <text:p>1983</text:p>
          </table:table-cell>
          <table:table-cell office:value-type="string" calcext:value-type="string">
            <text:p><text:s/>5.0</text:p>
          </table:table-cell>
          <table:table-cell table:formula="of:=NUMBERVALUE([.D31];&quot;.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C V30</text:p>
          </table:table-cell>
          <table:table-cell office:value-type="float" office:value="1983" calcext:value-type="float">
            <text:p>1983</text:p>
          </table:table-cell>
          <table:table-cell table:formula="of:=DATE([.$B32];1;1)" office:value-type="date" office:date-value="1983-01-01" calcext:value-type="date">
            <text:p>1983</text:p>
          </table:table-cell>
          <table:table-cell office:value-type="string" calcext:value-type="string">
            <text:p><text:s/>5.0</text:p>
          </table:table-cell>
          <table:table-cell table:formula="of:=NUMBERVALUE([.D32];&quot;.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otorola 68010</text:p>
          </table:table-cell>
          <table:table-cell office:value-type="float" office:value="1984" calcext:value-type="float">
            <text:p>1984</text:p>
          </table:table-cell>
          <table:table-cell table:formula="of:=DATE([.$B33];1;1)" office:value-type="date" office:date-value="1984-01-01" calcext:value-type="date">
            <text:p>1984</text:p>
          </table:table-cell>
          <table:table-cell office:value-type="string" calcext:value-type="string">
            <text:p><text:s/>3.209</text:p>
          </table:table-cell>
          <table:table-cell table:formula="of:=NUMBERVALUE([.D33];&quot;.&quot;)" office:value-type="float" office:value="3.209" calcext:value-type="float">
            <text:p>3,209</text:p>
          </table:table-cell>
        </table:table-row>
        <table:table-row table:style-name="ro1">
          <table:table-cell office:value-type="string" calcext:value-type="string">
            <text:p>Motorola 68020</text:p>
          </table:table-cell>
          <table:table-cell office:value-type="float" office:value="1984" calcext:value-type="float">
            <text:p>1984</text:p>
          </table:table-cell>
          <table:table-cell table:formula="of:=DATE([.$B34];1;1)" office:value-type="date" office:date-value="1984-01-01" calcext:value-type="date">
            <text:p>1984</text:p>
          </table:table-cell>
          <table:table-cell office:value-type="string" calcext:value-type="string">
            <text:p><text:s/>4.848</text:p>
          </table:table-cell>
          <table:table-cell table:formula="of:=NUMBERVALUE([.D34];&quot;.&quot;)" office:value-type="float" office:value="4.848" calcext:value-type="float">
            <text:p>4,848</text:p>
          </table:table-cell>
        </table:table-row>
        <table:table-row table:style-name="ro1">
          <table:table-cell office:value-type="string" calcext:value-type="string">
            <text:p>Hitachi HD63705</text:p>
          </table:table-cell>
          <table:table-cell office:value-type="float" office:value="1985" calcext:value-type="float">
            <text:p>1985</text:p>
          </table:table-cell>
          <table:table-cell table:formula="of:=DATE([.$B35];1;1)" office:value-type="date" office:date-value="1985-01-01" calcext:value-type="date">
            <text:p>1985</text:p>
          </table:table-cell>
          <table:table-cell office:value-type="string" calcext:value-type="string">
            <text:p><text:s/>2.0</text:p>
          </table:table-cell>
          <table:table-cell table:formula="of:=NUMBERVALUE([.D35];&quot;.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tel i386DX</text:p>
          </table:table-cell>
          <table:table-cell office:value-type="float" office:value="1985" calcext:value-type="float">
            <text:p>1985</text:p>
          </table:table-cell>
          <table:table-cell table:formula="of:=DATE([.$B36];1;1)" office:value-type="date" office:date-value="1985-01-01" calcext:value-type="date">
            <text:p>1985</text:p>
          </table:table-cell>
          <table:table-cell office:value-type="string" calcext:value-type="string">
            <text:p><text:s/>2.15</text:p>
          </table:table-cell>
          <table:table-cell table:formula="of:=NUMBERVALUE([.D36];&quot;.&quot;)" office:value-type="float" office:value="2.15" calcext:value-type="float">
            <text:p>2,15</text:p>
          </table:table-cell>
        </table:table-row>
        <table:table-row table:style-name="ro1">
          <table:table-cell office:value-type="string" calcext:value-type="string">
            <text:p>Hitachi-Motorola 68HC000</text:p>
          </table:table-cell>
          <table:table-cell office:value-type="float" office:value="1985" calcext:value-type="float">
            <text:p>1985</text:p>
          </table:table-cell>
          <table:table-cell table:formula="of:=DATE([.$B37];1;1)" office:value-type="date" office:date-value="1985-01-01" calcext:value-type="date">
            <text:p>1985</text:p>
          </table:table-cell>
          <table:table-cell office:value-type="string" calcext:value-type="string">
            <text:p><text:s/>3.5</text:p>
          </table:table-cell>
          <table:table-cell table:formula="of:=NUMBERVALUE([.D37];&quot;.&quot;)" office:value-type="float" office:value="3.5" calcext:value-type="float">
            <text:p>3,5</text:p>
          </table:table-cell>
        </table:table-row>
        <table:table-row table:style-name="ro1">
          <table:table-cell office:value-type="string" calcext:value-type="string">
            <text:p>Intel 8751</text:p>
          </table:table-cell>
          <table:table-cell office:value-type="float" office:value="1985" calcext:value-type="float">
            <text:p>1985</text:p>
          </table:table-cell>
          <table:table-cell table:formula="of:=DATE([.$B38];1;1)" office:value-type="date" office:date-value="1985-01-01" calcext:value-type="date">
            <text:p>1985</text:p>
          </table:table-cell>
          <table:table-cell office:value-type="string" calcext:value-type="string">
            <text:p><text:s/>8.0</text:p>
          </table:table-cell>
          <table:table-cell table:formula="of:=NUMBERVALUE([.D38];&quot;.&quot;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ega System 16 (4 cores)</text:p>
          </table:table-cell>
          <table:table-cell office:value-type="float" office:value="1985" calcext:value-type="float">
            <text:p>1985</text:p>
          </table:table-cell>
          <table:table-cell table:formula="of:=DATE([.$B39];1;1)" office:value-type="date" office:date-value="1985-01-01" calcext:value-type="date">
            <text:p>1985</text:p>
          </table:table-cell>
          <table:table-cell office:value-type="string" calcext:value-type="string">
            <text:p><text:s/>16.33</text:p>
          </table:table-cell>
          <table:table-cell table:formula="of:=NUMBERVALUE([.D39];&quot;.&quot;)" office:value-type="float" office:value="16.33" calcext:value-type="float">
            <text:p>16,33</text:p>
          </table:table-cell>
        </table:table-row>
        <table:table-row table:style-name="ro1">
          <table:table-cell office:value-type="string" calcext:value-type="string">
            <text:p>ARM2</text:p>
          </table:table-cell>
          <table:table-cell office:value-type="float" office:value="1986" calcext:value-type="float">
            <text:p>1986</text:p>
          </table:table-cell>
          <table:table-cell table:formula="of:=DATE([.$B40];1;1)" office:value-type="date" office:date-value="1986-01-01" calcext:value-type="date">
            <text:p>1986</text:p>
          </table:table-cell>
          <table:table-cell office:value-type="string" calcext:value-type="string">
            <text:p><text:s/>4.0</text:p>
          </table:table-cell>
          <table:table-cell table:formula="of:=NUMBERVALUE([.D40];&quot;.&quot;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xas Instruments TMS34010</text:p>
          </table:table-cell>
          <table:table-cell office:value-type="float" office:value="1986" calcext:value-type="float">
            <text:p>1986</text:p>
          </table:table-cell>
          <table:table-cell table:formula="of:=DATE([.$B41];1;1)" office:value-type="date" office:date-value="1986-01-01" calcext:value-type="date">
            <text:p>1986</text:p>
          </table:table-cell>
          <table:table-cell office:value-type="string" calcext:value-type="string">
            <text:p><text:s/>6.0</text:p>
          </table:table-cell>
          <table:table-cell table:formula="of:=NUMBERVALUE([.D41];&quot;.&quot;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EC V70</text:p>
          </table:table-cell>
          <table:table-cell office:value-type="float" office:value="1987" calcext:value-type="float">
            <text:p>1987</text:p>
          </table:table-cell>
          <table:table-cell table:formula="of:=DATE([.$B42];1;1)" office:value-type="date" office:date-value="1987-01-01" calcext:value-type="date">
            <text:p>1987</text:p>
          </table:table-cell>
          <table:table-cell office:value-type="string" calcext:value-type="string">
            <text:p><text:s/>6.6</text:p>
          </table:table-cell>
          <table:table-cell table:formula="of:=NUMBERVALUE([.D42];&quot;.&quot;)" office:value-type="float" office:value="6.6" calcext:value-type="float">
            <text:p>6,6</text:p>
          </table:table-cell>
        </table:table-row>
        <table:table-row table:style-name="ro1">
          <table:table-cell office:value-type="string" calcext:value-type="string">
            <text:p>Motorola 68030</text:p>
          </table:table-cell>
          <table:table-cell office:value-type="float" office:value="1987" calcext:value-type="float">
            <text:p>1987</text:p>
          </table:table-cell>
          <table:table-cell table:formula="of:=DATE([.$B43];1;1)" office:value-type="date" office:date-value="1987-01-01" calcext:value-type="date">
            <text:p>1987</text:p>
          </table:table-cell>
          <table:table-cell office:value-type="string" calcext:value-type="string">
            <text:p><text:s/>9.0</text:p>
          </table:table-cell>
          <table:table-cell table:formula="of:=NUMBERVALUE([.D43];&quot;.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micro/200</text:p>
          </table:table-cell>
          <table:table-cell office:value-type="float" office:value="1987" calcext:value-type="float">
            <text:p>1987</text:p>
          </table:table-cell>
          <table:table-cell table:formula="of:=DATE([.$B44];1;1)" office:value-type="date" office:date-value="1987-01-01" calcext:value-type="date">
            <text:p>1987</text:p>
          </table:table-cell>
          <table:table-cell office:value-type="string" calcext:value-type="string">
            <text:p><text:s/>10.0</text:p>
          </table:table-cell>
          <table:table-cell table:formula="of:=NUMBERVALUE([.D44];&quot;.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exas Instruments TMS320C20</text:p>
          </table:table-cell>
          <table:table-cell office:value-type="float" office:value="1987" calcext:value-type="float">
            <text:p>1987</text:p>
          </table:table-cell>
          <table:table-cell table:formula="of:=DATE([.$B45];1;1)" office:value-type="date" office:date-value="1987-01-01" calcext:value-type="date">
            <text:p>1987</text:p>
          </table:table-cell>
          <table:table-cell office:value-type="string" calcext:value-type="string">
            <text:p><text:s/>12.5</text:p>
          </table:table-cell>
          <table:table-cell table:formula="of:=NUMBERVALUE([.D45];&quot;.&quot;)"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Analog Devices ADSP-2100</text:p>
          </table:table-cell>
          <table:table-cell office:value-type="float" office:value="1987" calcext:value-type="float">
            <text:p>1987</text:p>
          </table:table-cell>
          <table:table-cell table:formula="of:=DATE([.$B46];1;1)" office:value-type="date" office:date-value="1987-01-01" calcext:value-type="date">
            <text:p>1987</text:p>
          </table:table-cell>
          <table:table-cell office:value-type="string" calcext:value-type="string">
            <text:p><text:s/>12.5</text:p>
          </table:table-cell>
          <table:table-cell table:formula="of:=NUMBERVALUE([.D46];&quot;.&quot;)"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Texas Instruments TMS320C25</text:p>
          </table:table-cell>
          <table:table-cell office:value-type="float" office:value="1987" calcext:value-type="float">
            <text:p>1987</text:p>
          </table:table-cell>
          <table:table-cell table:formula="of:=DATE([.$B47];1;1)" office:value-type="date" office:date-value="1987-01-01" calcext:value-type="date">
            <text:p>1987</text:p>
          </table:table-cell>
          <table:table-cell office:value-type="string" calcext:value-type="string">
            <text:p><text:s/>25.0</text:p>
          </table:table-cell>
          <table:table-cell table:formula="of:=NUMBERVALUE([.D47];&quot;.&quot;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otorola 68020</text:p>
          </table:table-cell>
          <table:table-cell office:value-type="float" office:value="1988" calcext:value-type="float">
            <text:p>1988</text:p>
          </table:table-cell>
          <table:table-cell table:formula="of:=DATE([.$B48];1;1)" office:value-type="date" office:date-value="1988-01-01" calcext:value-type="date">
            <text:p>1988</text:p>
          </table:table-cell>
          <table:table-cell office:value-type="string" calcext:value-type="string">
            <text:p><text:s/>10.0</text:p>
          </table:table-cell>
          <table:table-cell table:formula="of:=NUMBERVALUE([.D48];&quot;.&quot;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otorola 68030</text:p>
          </table:table-cell>
          <table:table-cell office:value-type="float" office:value="1988" calcext:value-type="float">
            <text:p>1988</text:p>
          </table:table-cell>
          <table:table-cell table:formula="of:=DATE([.$B49];1;1)" office:value-type="date" office:date-value="1988-01-01" calcext:value-type="date">
            <text:p>1988</text:p>
          </table:table-cell>
          <table:table-cell office:value-type="string" calcext:value-type="string">
            <text:p><text:s/>18.0</text:p>
          </table:table-cell>
          <table:table-cell table:formula="of:=NUMBERVALUE([.D49];&quot;.&quot;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amco System 21 (10 cores)</text:p>
          </table:table-cell>
          <table:table-cell office:value-type="float" office:value="1988" calcext:value-type="float">
            <text:p>1988</text:p>
          </table:table-cell>
          <table:table-cell table:formula="of:=DATE([.$B50];1;1)" office:value-type="date" office:date-value="1988-01-01" calcext:value-type="date">
            <text:p>1988</text:p>
          </table:table-cell>
          <table:table-cell office:value-type="string" calcext:value-type="string">
            <text:p><text:s/>73.927</text:p>
          </table:table-cell>
          <table:table-cell table:formula="of:=NUMBERVALUE([.D50];&quot;.&quot;)" office:value-type="float" office:value="73.927" calcext:value-type="float">
            <text:p>73,927</text:p>
          </table:table-cell>
        </table:table-row>
        <table:table-row table:style-name="ro1">
          <table:table-cell office:value-type="string" calcext:value-type="string">
            <text:p>Intel i386DX</text:p>
          </table:table-cell>
          <table:table-cell office:value-type="float" office:value="1989" calcext:value-type="float">
            <text:p>1989</text:p>
          </table:table-cell>
          <table:table-cell table:formula="of:=DATE([.$B51];1;1)" office:value-type="date" office:date-value="1989-01-01" calcext:value-type="date">
            <text:p>1989</text:p>
          </table:table-cell>
          <table:table-cell office:value-type="string" calcext:value-type="string">
            <text:p><text:s/>4.3</text:p>
          </table:table-cell>
          <table:table-cell table:formula="of:=NUMBERVALUE([.D51];&quot;.&quot;)" office:value-type="float" office:value="4.3" calcext:value-type="float">
            <text:p>4,3</text:p>
          </table:table-cell>
        </table:table-row>
        <table:table-row table:style-name="ro1">
          <table:table-cell office:value-type="string" calcext:value-type="string">
            <text:p>Intel i486DX</text:p>
          </table:table-cell>
          <table:table-cell office:value-type="float" office:value="1989" calcext:value-type="float">
            <text:p>1989</text:p>
          </table:table-cell>
          <table:table-cell table:formula="of:=DATE([.$B52];1;1)" office:value-type="date" office:date-value="1989-01-01" calcext:value-type="date">
            <text:p>1989</text:p>
          </table:table-cell>
          <table:table-cell office:value-type="string" calcext:value-type="string">
            <text:p><text:s/>8.7</text:p>
          </table:table-cell>
          <table:table-cell table:formula="of:=NUMBERVALUE([.D52];&quot;.&quot;)" office:value-type="float" office:value="8.7" calcext:value-type="float">
            <text:p>8,7</text:p>
          </table:table-cell>
        </table:table-row>
        <table:table-row table:style-name="ro1">
          <table:table-cell office:value-type="string" calcext:value-type="string">
            <text:p>NEC V80</text:p>
          </table:table-cell>
          <table:table-cell office:value-type="float" office:value="1989" calcext:value-type="float">
            <text:p>1989</text:p>
          </table:table-cell>
          <table:table-cell table:formula="of:=DATE([.$B53];1;1)" office:value-type="date" office:date-value="1989-01-01" calcext:value-type="date">
            <text:p>1989</text:p>
          </table:table-cell>
          <table:table-cell office:value-type="string" calcext:value-type="string">
            <text:p><text:s/>16.5</text:p>
          </table:table-cell>
          <table:table-cell table:formula="of:=NUMBERVALUE([.D53];&quot;.&quot;)" office:value-type="float" office:value="16.5" calcext:value-type="float">
            <text:p>16,5</text:p>
          </table:table-cell>
        </table:table-row>
        <table:table-row table:style-name="ro1">
          <table:table-cell office:value-type="string" calcext:value-type="string">
            <text:p>Intel i860</text:p>
          </table:table-cell>
          <table:table-cell office:value-type="float" office:value="1989" calcext:value-type="float">
            <text:p>1989</text:p>
          </table:table-cell>
          <table:table-cell table:formula="of:=DATE([.$B54];1;1)" office:value-type="date" office:date-value="1989-01-01" calcext:value-type="date">
            <text:p>1989</text:p>
          </table:table-cell>
          <table:table-cell office:value-type="string" calcext:value-type="string">
            <text:p><text:s/>25.0</text:p>
          </table:table-cell>
          <table:table-cell table:formula="of:=NUMBERVALUE([.D54];&quot;.&quot;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tari Hard Drivin' (7 cores)</text:p>
          </table:table-cell>
          <table:table-cell office:value-type="float" office:value="1989" calcext:value-type="float">
            <text:p>1989</text:p>
          </table:table-cell>
          <table:table-cell table:formula="of:=DATE([.$B55];1;1)" office:value-type="date" office:date-value="1989-01-01" calcext:value-type="date">
            <text:p>1989</text:p>
          </table:table-cell>
          <table:table-cell office:value-type="string" calcext:value-type="string">
            <text:p><text:s/>33.573</text:p>
          </table:table-cell>
          <table:table-cell table:formula="of:=NUMBERVALUE([.D55];&quot;.&quot;)" office:value-type="float" office:value="33.573" calcext:value-type="float">
            <text:p>33,573</text:p>
          </table:table-cell>
        </table:table-row>
        <table:table-row table:style-name="ro1">
          <table:table-cell office:value-type="string" calcext:value-type="string">
            <text:p>NEC SX-3 (4 cores)</text:p>
          </table:table-cell>
          <table:table-cell office:value-type="float" office:value="1989" calcext:value-type="float">
            <text:p>1989</text:p>
          </table:table-cell>
          <table:table-cell table:formula="of:=DATE([.$B56];1;1)" office:value-type="date" office:date-value="1989-01-01" calcext:value-type="date">
            <text:p>1989</text:p>
          </table:table-cell>
          <table:table-cell office:value-type="string" calcext:value-type="string">
            <text:p><text:s/>680.0</text:p>
          </table:table-cell>
          <table:table-cell table:formula="of:=NUMBERVALUE([.D56];&quot;.&quot;)"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Motorola 68040</text:p>
          </table:table-cell>
          <table:table-cell office:value-type="float" office:value="1990" calcext:value-type="float">
            <text:p>1990</text:p>
          </table:table-cell>
          <table:table-cell table:formula="of:=DATE([.$B57];1;1)" office:value-type="date" office:date-value="1990-01-01" calcext:value-type="date">
            <text:p>1990</text:p>
          </table:table-cell>
          <table:table-cell office:value-type="string" calcext:value-type="string">
            <text:p><text:s/>44.0</text:p>
          </table:table-cell>
          <table:table-cell table:formula="of:=NUMBERVALUE([.D57];&quot;.&quot;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Namco System 21 (Galaxian³) (96 cores)</text:p>
          </table:table-cell>
          <table:table-cell office:value-type="float" office:value="1990" calcext:value-type="float">
            <text:p>1990</text:p>
          </table:table-cell>
          <table:table-cell table:formula="of:=DATE([.$B58];1;1)" office:value-type="date" office:date-value="1990-01-01" calcext:value-type="date">
            <text:p>1990</text:p>
          </table:table-cell>
          <table:table-cell office:value-type="string" calcext:value-type="string">
            <text:p><text:s/>1660.386</text:p>
          </table:table-cell>
          <table:table-cell table:formula="of:=NUMBERVALUE([.D58];&quot;.&quot;)" office:value-type="float" office:value="1660.386" calcext:value-type="float">
            <text:p>1660,386</text:p>
          </table:table-cell>
        </table:table-row>
        <table:table-row table:style-name="ro1">
          <table:table-cell office:value-type="string" calcext:value-type="string">
            <text:p>AMD Am386</text:p>
          </table:table-cell>
          <table:table-cell office:value-type="float" office:value="1991" calcext:value-type="float">
            <text:p>1991</text:p>
          </table:table-cell>
          <table:table-cell table:formula="of:=DATE([.$B59];1;1)" office:value-type="date" office:date-value="1991-01-01" calcext:value-type="date">
            <text:p>1991</text:p>
          </table:table-cell>
          <table:table-cell office:value-type="string" calcext:value-type="string">
            <text:p><text:s/>9.0</text:p>
          </table:table-cell>
          <table:table-cell table:formula="of:=NUMBERVALUE([.D59];&quot;.&quot;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ntel i486DX</text:p>
          </table:table-cell>
          <table:table-cell office:value-type="float" office:value="1991" calcext:value-type="float">
            <text:p>1991</text:p>
          </table:table-cell>
          <table:table-cell table:formula="of:=DATE([.$B60];1;1)" office:value-type="date" office:date-value="1991-01-01" calcext:value-type="date">
            <text:p>1991</text:p>
          </table:table-cell>
          <table:table-cell office:value-type="string" calcext:value-type="string">
            <text:p><text:s/>11.1</text:p>
          </table:table-cell>
          <table:table-cell table:formula="of:=NUMBERVALUE([.D60];&quot;.&quot;)" office:value-type="float" office:value="11.1" calcext:value-type="float">
            <text:p>11,1</text:p>
          </table:table-cell>
        </table:table-row>
        <table:table-row table:style-name="ro1">
          <table:table-cell office:value-type="string" calcext:value-type="string">
            <text:p>Intel i860</text:p>
          </table:table-cell>
          <table:table-cell office:value-type="float" office:value="1991" calcext:value-type="float">
            <text:p>1991</text:p>
          </table:table-cell>
          <table:table-cell table:formula="of:=DATE([.$B61];1;1)" office:value-type="date" office:date-value="1991-01-01" calcext:value-type="date">
            <text:p>1991</text:p>
          </table:table-cell>
          <table:table-cell office:value-type="string" calcext:value-type="string">
            <text:p><text:s/>50.0</text:p>
          </table:table-cell>
          <table:table-cell table:formula="of:=NUMBERVALUE([.D61];&quot;.&quot;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ntel i486DX2</text:p>
          </table:table-cell>
          <table:table-cell office:value-type="float" office:value="1992" calcext:value-type="float">
            <text:p>1992</text:p>
          </table:table-cell>
          <table:table-cell table:formula="of:=DATE([.$B62];1;1)" office:value-type="date" office:date-value="1992-01-01" calcext:value-type="date">
            <text:p>1992</text:p>
          </table:table-cell>
          <table:table-cell office:value-type="string" calcext:value-type="string">
            <text:p><text:s/>25.6</text:p>
          </table:table-cell>
          <table:table-cell table:formula="of:=NUMBERVALUE([.D62];&quot;.&quot;)" office:value-type="float" office:value="25.6" calcext:value-type="float">
            <text:p>25,6</text:p>
          </table:table-cell>
        </table:table-row>
        <table:table-row table:style-name="ro1">
          <table:table-cell office:value-type="string" calcext:value-type="string">
            <text:p>DEC Alpha 21064 EV4</text:p>
          </table:table-cell>
          <table:table-cell office:value-type="float" office:value="1992" calcext:value-type="float">
            <text:p>1992</text:p>
          </table:table-cell>
          <table:table-cell table:formula="of:=DATE([.$B63];1;1)" office:value-type="date" office:date-value="1992-01-01" calcext:value-type="date">
            <text:p>1992</text:p>
          </table:table-cell>
          <table:table-cell office:value-type="string" calcext:value-type="string">
            <text:p><text:s/>86.0</text:p>
          </table:table-cell>
          <table:table-cell table:formula="of:=NUMBERVALUE([.D63];&quot;.&quot;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DEC Alpha 21064 EV4</text:p>
          </table:table-cell>
          <table:table-cell office:value-type="float" office:value="1993" calcext:value-type="float">
            <text:p>1993</text:p>
          </table:table-cell>
          <table:table-cell table:formula="of:=DATE([.$B64];1;1)" office:value-type="date" office:date-value="1993-01-01" calcext:value-type="date">
            <text:p>1993</text:p>
          </table:table-cell>
          <table:table-cell office:value-type="string" calcext:value-type="string">
            <text:p><text:s/>135.0</text:p>
          </table:table-cell>
          <table:table-cell table:formula="of:=NUMBERVALUE([.D64];&quot;.&quot;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MIPS R4400</text:p>
          </table:table-cell>
          <table:table-cell office:value-type="float" office:value="1993" calcext:value-type="float">
            <text:p>1993</text:p>
          </table:table-cell>
          <table:table-cell table:formula="of:=DATE([.$B65];1;1)" office:value-type="date" office:date-value="1993-01-01" calcext:value-type="date">
            <text:p>1993</text:p>
          </table:table-cell>
          <table:table-cell office:value-type="string" calcext:value-type="string">
            <text:p><text:s/>85.0</text:p>
          </table:table-cell>
          <table:table-cell table:formula="of:=NUMBERVALUE([.D65];&quot;.&quot;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Gmicro/500</text:p>
          </table:table-cell>
          <table:table-cell office:value-type="float" office:value="1993" calcext:value-type="float">
            <text:p>1993</text:p>
          </table:table-cell>
          <table:table-cell table:formula="of:=DATE([.$B66];1;1)" office:value-type="date" office:date-value="1993-01-01" calcext:value-type="date">
            <text:p>1993</text:p>
          </table:table-cell>
          <table:table-cell office:value-type="string" calcext:value-type="string">
            <text:p><text:s/>132.0</text:p>
          </table:table-cell>
          <table:table-cell table:formula="of:=NUMBERVALUE([.D66];&quot;.&quot;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IBM-Motorola PowerPC 601</text:p>
          </table:table-cell>
          <table:table-cell office:value-type="float" office:value="1993" calcext:value-type="float">
            <text:p>1993</text:p>
          </table:table-cell>
          <table:table-cell table:formula="of:=DATE([.$B67];1;1)" office:value-type="date" office:date-value="1993-01-01" calcext:value-type="date">
            <text:p>1993</text:p>
          </table:table-cell>
          <table:table-cell office:value-type="string" calcext:value-type="string">
            <text:p><text:s/>157.7</text:p>
          </table:table-cell>
          <table:table-cell table:formula="of:=NUMBERVALUE([.D67];&quot;.&quot;)" office:value-type="float" office:value="157.7" calcext:value-type="float">
            <text:p>157,7</text:p>
          </table:table-cell>
        </table:table-row>
        <table:table-row table:style-name="ro1">
          <table:table-cell office:value-type="string" calcext:value-type="string">
            <text:p>SGI Onyx RealityEngine2 (36 cores)</text:p>
          </table:table-cell>
          <table:table-cell office:value-type="float" office:value="1993" calcext:value-type="float">
            <text:p>1993</text:p>
          </table:table-cell>
          <table:table-cell table:formula="of:=DATE([.$B68];1;1)" office:value-type="date" office:date-value="1993-01-01" calcext:value-type="date">
            <text:p>1993</text:p>
          </table:table-cell>
          <table:table-cell office:value-type="string" calcext:value-type="string">
            <text:p><text:s/>2640.0</text:p>
          </table:table-cell>
          <table:table-cell table:formula="of:=NUMBERVALUE([.D68];&quot;.&quot;)" office:value-type="float" office:value="2640" calcext:value-type="float">
            <text:p>2640</text:p>
          </table:table-cell>
        </table:table-row>
        <table:table-row table:style-name="ro1">
          <table:table-cell office:value-type="string" calcext:value-type="string">
            <text:p>Namco Magic Edge Hornet Simulator (36 cores)</text:p>
          </table:table-cell>
          <table:table-cell office:value-type="float" office:value="1993" calcext:value-type="float">
            <text:p>1993</text:p>
          </table:table-cell>
          <table:table-cell table:formula="of:=DATE([.$B69];1;1)" office:value-type="date" office:date-value="1993-01-01" calcext:value-type="date">
            <text:p>1993</text:p>
          </table:table-cell>
          <table:table-cell office:value-type="string" calcext:value-type="string">
            <text:p><text:s/>2880.0</text:p>
          </table:table-cell>
          <table:table-cell table:formula="of:=NUMBERVALUE([.D69];&quot;.&quot;)" office:value-type="float" office:value="2880" calcext:value-type="float">
            <text:p>2880</text:p>
          </table:table-cell>
        </table:table-row>
        <table:table-row table:style-name="ro1">
          <table:table-cell office:value-type="string" calcext:value-type="string">
            <text:p>Fujitsu-NAL Numerical Wind Tunnel (168 cores)</text:p>
          </table:table-cell>
          <table:table-cell office:value-type="float" office:value="1993" calcext:value-type="float">
            <text:p>1993</text:p>
          </table:table-cell>
          <table:table-cell table:formula="of:=DATE([.$B70];1;1)" office:value-type="date" office:date-value="1993-01-01" calcext:value-type="date">
            <text:p>1993</text:p>
          </table:table-cell>
          <table:table-cell office:value-type="string" calcext:value-type="string">
            <text:p><text:s/>10718.4</text:p>
          </table:table-cell>
          <table:table-cell table:formula="of:=NUMBERVALUE([.D70];&quot;.&quot;)" office:value-type="float" office:value="10718.4" calcext:value-type="float">
            <text:p>10718,4</text:p>
          </table:table-cell>
        </table:table-row>
        <table:table-row table:style-name="ro1">
          <table:table-cell office:value-type="string" calcext:value-type="string">
            <text:p>ARM7</text:p>
          </table:table-cell>
          <table:table-cell office:value-type="float" office:value="1994" calcext:value-type="float">
            <text:p>1994</text:p>
          </table:table-cell>
          <table:table-cell table:formula="of:=DATE([.$B71];1;1)" office:value-type="date" office:date-value="1994-01-01" calcext:value-type="date">
            <text:p>1994</text:p>
          </table:table-cell>
          <table:table-cell office:value-type="string" calcext:value-type="string">
            <text:p><text:s/>40.0</text:p>
          </table:table-cell>
          <table:table-cell table:formula="of:=NUMBERVALUE([.D71];&quot;.&quot;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ntel DX4</text:p>
          </table:table-cell>
          <table:table-cell office:value-type="float" office:value="1994" calcext:value-type="float">
            <text:p>1994</text:p>
          </table:table-cell>
          <table:table-cell table:formula="of:=DATE([.$B72];1;1)" office:value-type="date" office:date-value="1994-01-01" calcext:value-type="date">
            <text:p>1994</text:p>
          </table:table-cell>
          <table:table-cell office:value-type="string" calcext:value-type="string">
            <text:p><text:s/>70.0</text:p>
          </table:table-cell>
          <table:table-cell table:formula="of:=NUMBERVALUE([.D72];&quot;.&quot;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otorola 68060</text:p>
          </table:table-cell>
          <table:table-cell office:value-type="float" office:value="1994" calcext:value-type="float">
            <text:p>1994</text:p>
          </table:table-cell>
          <table:table-cell table:formula="of:=DATE([.$B73];1;1)" office:value-type="date" office:date-value="1994-01-01" calcext:value-type="date">
            <text:p>1994</text:p>
          </table:table-cell>
          <table:table-cell office:value-type="string" calcext:value-type="string">
            <text:p><text:s/>110.0</text:p>
          </table:table-cell>
          <table:table-cell table:formula="of:=NUMBERVALUE([.D73];&quot;.&quot;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Intel Pentium</text:p>
          </table:table-cell>
          <table:table-cell office:value-type="float" office:value="1994" calcext:value-type="float">
            <text:p>1994</text:p>
          </table:table-cell>
          <table:table-cell table:formula="of:=DATE([.$B74];1;1)" office:value-type="date" office:date-value="1994-01-01" calcext:value-type="date">
            <text:p>1994</text:p>
          </table:table-cell>
          <table:table-cell office:value-type="string" calcext:value-type="string">
            <text:p><text:s/>188.0</text:p>
          </table:table-cell>
          <table:table-cell table:formula="of:=NUMBERVALUE([.D74];&quot;.&quot;)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Microchip PIC16F</text:p>
          </table:table-cell>
          <table:table-cell office:value-type="float" office:value="1995" calcext:value-type="float">
            <text:p>1995</text:p>
          </table:table-cell>
          <table:table-cell table:formula="of:=DATE([.$B75];1;1)" office:value-type="date" office:date-value="1995-01-01" calcext:value-type="date">
            <text:p>1995</text:p>
          </table:table-cell>
          <table:table-cell office:value-type="string" calcext:value-type="string">
            <text:p><text:s/>5.0</text:p>
          </table:table-cell>
          <table:table-cell table:formula="of:=NUMBERVALUE([.D75];&quot;.&quot;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BM-Motorola PowerPC 603e</text:p>
          </table:table-cell>
          <table:table-cell office:value-type="float" office:value="1995" calcext:value-type="float">
            <text:p>1995</text:p>
          </table:table-cell>
          <table:table-cell table:formula="of:=DATE([.$B76];1;1)" office:value-type="date" office:date-value="1995-01-01" calcext:value-type="date">
            <text:p>1995</text:p>
          </table:table-cell>
          <table:table-cell office:value-type="string" calcext:value-type="string">
            <text:p><text:s/>188.0</text:p>
          </table:table-cell>
          <table:table-cell table:formula="of:=NUMBERVALUE([.D76];&quot;.&quot;)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ARM 7500FE</text:p>
          </table:table-cell>
          <table:table-cell office:value-type="float" office:value="1996" calcext:value-type="float">
            <text:p>1996</text:p>
          </table:table-cell>
          <table:table-cell table:formula="of:=DATE([.$B77];1;1)" office:value-type="date" office:date-value="1996-01-01" calcext:value-type="date">
            <text:p>1996</text:p>
          </table:table-cell>
          <table:table-cell office:value-type="string" calcext:value-type="string">
            <text:p><text:s/>35.9</text:p>
          </table:table-cell>
          <table:table-cell table:formula="of:=NUMBERVALUE([.D77];&quot;.&quot;)" office:value-type="float" office:value="35.9" calcext:value-type="float">
            <text:p>35,9</text:p>
          </table:table-cell>
        </table:table-row>
        <table:table-row table:style-name="ro1">
          <table:table-cell office:value-type="string" calcext:value-type="string">
            <text:p>IBM-Motorola PowerPC 603ev</text:p>
          </table:table-cell>
          <table:table-cell office:value-type="float" office:value="1996" calcext:value-type="float">
            <text:p>1996</text:p>
          </table:table-cell>
          <table:table-cell table:formula="of:=DATE([.$B78];1;1)" office:value-type="date" office:date-value="1996-01-01" calcext:value-type="date">
            <text:p>1996</text:p>
          </table:table-cell>
          <table:table-cell office:value-type="string" calcext:value-type="string">
            <text:p><text:s/>423.0</text:p>
          </table:table-cell>
          <table:table-cell table:formula="of:=NUMBERVALUE([.D78];&quot;.&quot;)"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Intel Pentium Pro</text:p>
          </table:table-cell>
          <table:table-cell office:value-type="float" office:value="1996" calcext:value-type="float">
            <text:p>1996</text:p>
          </table:table-cell>
          <table:table-cell table:formula="of:=DATE([.$B79];1;1)" office:value-type="date" office:date-value="1996-01-01" calcext:value-type="date">
            <text:p>1996</text:p>
          </table:table-cell>
          <table:table-cell office:value-type="string" calcext:value-type="string">
            <text:p><text:s/>541.0</text:p>
          </table:table-cell>
          <table:table-cell table:formula="of:=NUMBERVALUE([.D79];&quot;.&quot;)"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Hitachi SH-4</text:p>
          </table:table-cell>
          <table:table-cell office:value-type="float" office:value="1997" calcext:value-type="float">
            <text:p>1997</text:p>
          </table:table-cell>
          <table:table-cell table:formula="of:=DATE([.$B80];1;1)" office:value-type="date" office:date-value="1997-01-01" calcext:value-type="date">
            <text:p>1997</text:p>
          </table:table-cell>
          <table:table-cell office:value-type="string" calcext:value-type="string">
            <text:p><text:s/>360.0</text:p>
          </table:table-cell>
          <table:table-cell table:formula="of:=NUMBERVALUE([.D80];&quot;.&quot;)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IBM-Motorola PowerPC 750</text:p>
          </table:table-cell>
          <table:table-cell office:value-type="float" office:value="1997" calcext:value-type="float">
            <text:p>1997</text:p>
          </table:table-cell>
          <table:table-cell table:formula="of:=DATE([.$B81];1;1)" office:value-type="date" office:date-value="1997-01-01" calcext:value-type="date">
            <text:p>1997</text:p>
          </table:table-cell>
          <table:table-cell office:value-type="string" calcext:value-type="string">
            <text:p><text:s/>525.0</text:p>
          </table:table-cell>
          <table:table-cell table:formula="of:=NUMBERVALUE([.D81];&quot;.&quot;)"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Zilog eZ80</text:p>
          </table:table-cell>
          <table:table-cell office:value-type="float" office:value="1999" calcext:value-type="float">
            <text:p>1999</text:p>
          </table:table-cell>
          <table:table-cell table:formula="of:=DATE([.$B82];1;1)" office:value-type="date" office:date-value="1999-01-01" calcext:value-type="date">
            <text:p>1999</text:p>
          </table:table-cell>
          <table:table-cell office:value-type="string" calcext:value-type="string">
            <text:p><text:s/>80.0</text:p>
          </table:table-cell>
          <table:table-cell table:formula="of:=NUMBERVALUE([.D82];&quot;.&quot;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ntel Pentium III</text:p>
          </table:table-cell>
          <table:table-cell office:value-type="float" office:value="1999" calcext:value-type="float">
            <text:p>1999</text:p>
          </table:table-cell>
          <table:table-cell table:formula="of:=DATE([.$B83];1;1)" office:value-type="date" office:date-value="1999-01-01" calcext:value-type="date">
            <text:p>1999</text:p>
          </table:table-cell>
          <table:table-cell office:value-type="string" calcext:value-type="string">
            <text:p><text:s/>2054.0</text:p>
          </table:table-cell>
          <table:table-cell table:formula="of:=NUMBERVALUE([.D83];&quot;.&quot;)"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Sega Naomi Multiboard (32 cores)</text:p>
          </table:table-cell>
          <table:table-cell office:value-type="float" office:value="1999" calcext:value-type="float">
            <text:p>1999</text:p>
          </table:table-cell>
          <table:table-cell table:formula="of:=DATE([.$B84];1;1)" office:value-type="date" office:date-value="1999-01-01" calcext:value-type="date">
            <text:p>1999</text:p>
          </table:table-cell>
          <table:table-cell office:value-type="string" calcext:value-type="string">
            <text:p><text:s/>6400.0</text:p>
          </table:table-cell>
          <table:table-cell table:formula="of:=NUMBERVALUE([.D84];&quot;.&quot;)" office:value-type="float" office:value="6400" calcext:value-type="float">
            <text:p>6400</text:p>
          </table:table-cell>
        </table:table-row>
        <table:table-row table:style-name="ro1">
          <table:table-cell office:value-type="string" calcext:value-type="string">
            <text:p>Freescale MPC8272</text:p>
          </table:table-cell>
          <table:table-cell office:value-type="float" office:value="2000" calcext:value-type="float">
            <text:p>2000</text:p>
          </table:table-cell>
          <table:table-cell table:formula="of:=DATE([.$B85];1;1)" office:value-type="date" office:date-value="2000-01-01" calcext:value-type="date">
            <text:p>2000</text:p>
          </table:table-cell>
          <table:table-cell office:value-type="string" calcext:value-type="string">
            <text:p><text:s/>760.0</text:p>
          </table:table-cell>
          <table:table-cell table:formula="of:=NUMBERVALUE([.D85];&quot;.&quot;)"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AMD Athlon</text:p>
          </table:table-cell>
          <table:table-cell office:value-type="float" office:value="2000" calcext:value-type="float">
            <text:p>2000</text:p>
          </table:table-cell>
          <table:table-cell table:formula="of:=DATE([.$B86];1;1)" office:value-type="date" office:date-value="2000-01-01" calcext:value-type="date">
            <text:p>2000</text:p>
          </table:table-cell>
          <table:table-cell office:value-type="string" calcext:value-type="string">
            <text:p><text:s/>3561.0</text:p>
          </table:table-cell>
          <table:table-cell table:formula="of:=NUMBERVALUE([.D86];&quot;.&quot;)" office:value-type="float" office:value="3561" calcext:value-type="float">
            <text:p>3561</text:p>
          </table:table-cell>
        </table:table-row>
        <table:table-row table:style-name="ro1">
          <table:table-cell office:value-type="string" calcext:value-type="string">
            <text:p>Sony-Toshiba Emotion Engine (PS2)</text:p>
          </table:table-cell>
          <table:table-cell office:value-type="float" office:value="2000" calcext:value-type="float">
            <text:p>2000</text:p>
          </table:table-cell>
          <table:table-cell table:formula="of:=DATE([.$B87];1;1)" office:value-type="date" office:date-value="2000-01-01" calcext:value-type="date">
            <text:p>2000</text:p>
          </table:table-cell>
          <table:table-cell office:value-type="string" calcext:value-type="string">
            <text:p><text:s/>6000.0</text:p>
          </table:table-cell>
          <table:table-cell table:formula="of:=NUMBERVALUE([.D87];&quot;.&quot;)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licon Recognition ZISC 78</text:p>
          </table:table-cell>
          <table:table-cell office:value-type="float" office:value="2000" calcext:value-type="float">
            <text:p>2000</text:p>
          </table:table-cell>
          <table:table-cell table:formula="of:=DATE([.$B88];1;1)" office:value-type="date" office:date-value="2000-01-01" calcext:value-type="date">
            <text:p>2000</text:p>
          </table:table-cell>
          <table:table-cell office:value-type="string" calcext:value-type="string">
            <text:p><text:s/>8600.0</text:p>
          </table:table-cell>
          <table:table-cell table:formula="of:=NUMBERVALUE([.D88];&quot;.&quot;)" office:value-type="float" office:value="8600" calcext:value-type="float">
            <text:p>8600</text:p>
          </table:table-cell>
        </table:table-row>
        <table:table-row table:style-name="ro1">
          <table:table-cell office:value-type="string" calcext:value-type="string">
            <text:p>NEC SX-6 (Single Node, 8 cores)</text:p>
          </table:table-cell>
          <table:table-cell office:value-type="float" office:value="2001" calcext:value-type="float">
            <text:p>2001</text:p>
          </table:table-cell>
          <table:table-cell table:formula="of:=DATE([.$B89];1;1)" office:value-type="date" office:date-value="2001-01-01" calcext:value-type="date">
            <text:p>2001</text:p>
          </table:table-cell>
          <table:table-cell office:value-type="string" calcext:value-type="string">
            <text:p><text:s/>44208.0</text:p>
          </table:table-cell>
          <table:table-cell table:formula="of:=NUMBERVALUE([.D89];&quot;.&quot;)" office:value-type="float" office:value="44208" calcext:value-type="float">
            <text:p>44208</text:p>
          </table:table-cell>
        </table:table-row>
        <table:table-row table:style-name="ro1">
          <table:table-cell office:value-type="string" calcext:value-type="string">
            <text:p>ARM11</text:p>
          </table:table-cell>
          <table:table-cell office:value-type="float" office:value="2002" calcext:value-type="float">
            <text:p>2002</text:p>
          </table:table-cell>
          <table:table-cell table:formula="of:=DATE([.$B90];1;1)" office:value-type="date" office:date-value="2002-01-01" calcext:value-type="date">
            <text:p>2002</text:p>
          </table:table-cell>
          <table:table-cell office:value-type="string" calcext:value-type="string">
            <text:p><text:s/>515.0</text:p>
          </table:table-cell>
          <table:table-cell table:formula="of:=NUMBERVALUE([.D90];&quot;.&quot;)"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AMD Athlon XP 2500+</text:p>
          </table:table-cell>
          <table:table-cell office:value-type="float" office:value="2003" calcext:value-type="float">
            <text:p>2003</text:p>
          </table:table-cell>
          <table:table-cell table:formula="of:=DATE([.$B91];1;1)" office:value-type="date" office:date-value="2003-01-01" calcext:value-type="date">
            <text:p>2003</text:p>
          </table:table-cell>
          <table:table-cell office:value-type="string" calcext:value-type="string">
            <text:p><text:s/>7527.0</text:p>
          </table:table-cell>
          <table:table-cell table:formula="of:=NUMBERVALUE([.D91];&quot;.&quot;)" office:value-type="float" office:value="7527" calcext:value-type="float">
            <text:p>7527</text:p>
          </table:table-cell>
        </table:table-row>
        <table:table-row table:style-name="ro1">
          <table:table-cell office:value-type="string" calcext:value-type="string">
            <text:p>Pentium 4 Extreme Edition</text:p>
          </table:table-cell>
          <table:table-cell office:value-type="float" office:value="2003" calcext:value-type="float">
            <text:p>2003</text:p>
          </table:table-cell>
          <table:table-cell table:formula="of:=DATE([.$B92];1;1)" office:value-type="date" office:date-value="2003-01-01" calcext:value-type="date">
            <text:p>2003</text:p>
          </table:table-cell>
          <table:table-cell office:value-type="string" calcext:value-type="string">
            <text:p><text:s/>9726.0</text:p>
          </table:table-cell>
          <table:table-cell table:formula="of:=NUMBERVALUE([.D92];&quot;.&quot;)" office:value-type="float" office:value="9726" calcext:value-type="float">
            <text:p>9726</text:p>
          </table:table-cell>
        </table:table-row>
        <table:table-row table:style-name="ro1">
          <table:table-cell office:value-type="string" calcext:value-type="string">
            <text:p>Microchip PIC10F</text:p>
          </table:table-cell>
          <table:table-cell office:value-type="float" office:value="2004" calcext:value-type="float">
            <text:p>2004</text:p>
          </table:table-cell>
          <table:table-cell table:formula="of:=DATE([.$B93];1;1)" office:value-type="date" office:date-value="2004-01-01" calcext:value-type="date">
            <text:p>2004</text:p>
          </table:table-cell>
          <table:table-cell office:value-type="string" calcext:value-type="string">
            <text:p><text:s/>1.0</text:p>
          </table:table-cell>
          <table:table-cell table:formula="of:=NUMBERVALUE([.D93];&quot;.&quot;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 Cortex-M3</text:p>
          </table:table-cell>
          <table:table-cell office:value-type="float" office:value="2004" calcext:value-type="float">
            <text:p>2004</text:p>
          </table:table-cell>
          <table:table-cell table:formula="of:=DATE([.$B94];1;1)" office:value-type="date" office:date-value="2004-01-01" calcext:value-type="date">
            <text:p>2004</text:p>
          </table:table-cell>
          <table:table-cell office:value-type="string" calcext:value-type="string">
            <text:p><text:s/>125.0</text:p>
          </table:table-cell>
          <table:table-cell table:formula="of:=NUMBERVALUE([.D94];&quot;.&quot;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Nios II</text:p>
          </table:table-cell>
          <table:table-cell office:value-type="float" office:value="2004" calcext:value-type="float">
            <text:p>2004</text:p>
          </table:table-cell>
          <table:table-cell table:formula="of:=DATE([.$B95];1;1)" office:value-type="date" office:date-value="2004-01-01" calcext:value-type="date">
            <text:p>2004</text:p>
          </table:table-cell>
          <table:table-cell office:value-type="string" calcext:value-type="string">
            <text:p><text:s/>190.0</text:p>
          </table:table-cell>
          <table:table-cell table:formula="of:=NUMBERVALUE([.D95];&quot;.&quot;)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MIPS32 4KEc</text:p>
          </table:table-cell>
          <table:table-cell office:value-type="float" office:value="2004" calcext:value-type="float">
            <text:p>2004</text:p>
          </table:table-cell>
          <table:table-cell table:formula="of:=DATE([.$B96];1;1)" office:value-type="date" office:date-value="2004-01-01" calcext:value-type="date">
            <text:p>2004</text:p>
          </table:table-cell>
          <table:table-cell office:value-type="string" calcext:value-type="string">
            <text:p><text:s/>356.0</text:p>
          </table:table-cell>
          <table:table-cell table:formula="of:=NUMBERVALUE([.D96];&quot;.&quot;)"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VIA C7</text:p>
          </table:table-cell>
          <table:table-cell office:value-type="float" office:value="2005" calcext:value-type="float">
            <text:p>2005</text:p>
          </table:table-cell>
          <table:table-cell table:formula="of:=DATE([.$B97];1;1)" office:value-type="date" office:date-value="2005-01-01" calcext:value-type="date">
            <text:p>2005</text:p>
          </table:table-cell>
          <table:table-cell office:value-type="string" calcext:value-type="string">
            <text:p><text:s/>1799.0</text:p>
          </table:table-cell>
          <table:table-cell table:formula="of:=NUMBERVALUE([.D97];&quot;.&quot;)" office:value-type="float" office:value="1799" calcext:value-type="float">
            <text:p>1799</text:p>
          </table:table-cell>
        </table:table-row>
        <table:table-row table:style-name="ro1">
          <table:table-cell office:value-type="string" calcext:value-type="string">
            <text:p>ARM Cortex-A8</text:p>
          </table:table-cell>
          <table:table-cell office:value-type="float" office:value="2005" calcext:value-type="float">
            <text:p>2005</text:p>
          </table:table-cell>
          <table:table-cell table:formula="of:=DATE([.$B98];1;1)" office:value-type="date" office:date-value="2005-01-01" calcext:value-type="date">
            <text:p>2005</text:p>
          </table:table-cell>
          <table:table-cell office:value-type="string" calcext:value-type="string">
            <text:p><text:s/>2000.0</text:p>
          </table:table-cell>
          <table:table-cell table:formula="of:=NUMBERVALUE([.D98];&quot;.&quot;)"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AMD Athlon FX-57</text:p>
          </table:table-cell>
          <table:table-cell office:value-type="float" office:value="2005" calcext:value-type="float">
            <text:p>2005</text:p>
          </table:table-cell>
          <table:table-cell table:formula="of:=DATE([.$B99];1;1)" office:value-type="date" office:date-value="2005-01-01" calcext:value-type="date">
            <text:p>2005</text:p>
          </table:table-cell>
          <table:table-cell office:value-type="string" calcext:value-type="string">
            <text:p><text:s/>12000.0</text:p>
          </table:table-cell>
          <table:table-cell table:formula="of:=NUMBERVALUE([.D99];&quot;.&quot;)"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AMD Athlon 64 3800+ X2 (Dual core)</text:p>
          </table:table-cell>
          <table:table-cell office:value-type="float" office:value="2005" calcext:value-type="float">
            <text:p>2005</text:p>
          </table:table-cell>
          <table:table-cell table:formula="of:=DATE([.$B100];1;1)" office:value-type="date" office:date-value="2005-01-01" calcext:value-type="date">
            <text:p>2005</text:p>
          </table:table-cell>
          <table:table-cell office:value-type="string" calcext:value-type="string">
            <text:p><text:s/>14564.0</text:p>
          </table:table-cell>
          <table:table-cell table:formula="of:=NUMBERVALUE([.D100];&quot;.&quot;)" office:value-type="float" office:value="14564" calcext:value-type="float">
            <text:p>14564</text:p>
          </table:table-cell>
        </table:table-row>
        <table:table-row table:style-name="ro1">
          <table:table-cell office:value-type="string" calcext:value-type="string">
            <text:p>ARM Cortex-R4</text:p>
          </table:table-cell>
          <table:table-cell office:value-type="float" office:value="2006" calcext:value-type="float">
            <text:p>2006</text:p>
          </table:table-cell>
          <table:table-cell table:formula="of:=DATE([.$B101];1;1)" office:value-type="date" office:date-value="2006-01-01" calcext:value-type="date">
            <text:p>2006</text:p>
          </table:table-cell>
          <table:table-cell office:value-type="string" calcext:value-type="string">
            <text:p><text:s/>450.0</text:p>
          </table:table-cell>
          <table:table-cell table:formula="of:=NUMBERVALUE([.D101];&quot;.&quot;)"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MIPS32 24K</text:p>
          </table:table-cell>
          <table:table-cell office:value-type="float" office:value="2006" calcext:value-type="float">
            <text:p>2006</text:p>
          </table:table-cell>
          <table:table-cell table:formula="of:=DATE([.$B102];1;1)" office:value-type="date" office:date-value="2006-01-01" calcext:value-type="date">
            <text:p>2006</text:p>
          </table:table-cell>
          <table:table-cell office:value-type="string" calcext:value-type="string">
            <text:p><text:s/>604.0</text:p>
          </table:table-cell>
          <table:table-cell table:formula="of:=NUMBERVALUE([.D102];&quot;.&quot;)" office:value-type="float" office:value="604" calcext:value-type="float">
            <text:p>604</text:p>
          </table:table-cell>
        </table:table-row>
        <table:table-row table:style-name="ro1">
          <table:table-cell office:value-type="string" calcext:value-type="string">
            <text:p>PS3 Cell BE (PPE only)</text:p>
          </table:table-cell>
          <table:table-cell office:value-type="float" office:value="2006" calcext:value-type="float">
            <text:p>2006</text:p>
          </table:table-cell>
          <table:table-cell table:formula="of:=DATE([.$B103];1;1)" office:value-type="date" office:date-value="2006-01-01" calcext:value-type="date">
            <text:p>2006</text:p>
          </table:table-cell>
          <table:table-cell office:value-type="string" calcext:value-type="string">
            <text:p><text:s/>10240.0</text:p>
          </table:table-cell>
          <table:table-cell table:formula="of:=NUMBERVALUE([.D103];&quot;.&quot;)" office:value-type="float" office:value="10240" calcext:value-type="float">
            <text:p>10240</text:p>
          </table:table-cell>
        </table:table-row>
        <table:table-row table:style-name="ro1">
          <table:table-cell office:value-type="string" calcext:value-type="string">
            <text:p>Xbox360 IBM "Xenon" (Triple core)</text:p>
          </table:table-cell>
          <table:table-cell office:value-type="float" office:value="2005" calcext:value-type="float">
            <text:p>2005</text:p>
          </table:table-cell>
          <table:table-cell table:formula="of:=DATE([.$B104];1;1)" office:value-type="date" office:date-value="2005-01-01" calcext:value-type="date">
            <text:p>2005</text:p>
          </table:table-cell>
          <table:table-cell office:value-type="string" calcext:value-type="string">
            <text:p><text:s/>19200.0</text:p>
          </table:table-cell>
          <table:table-cell table:formula="of:=NUMBERVALUE([.D104];&quot;.&quot;)"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AMD Athlon FX-60 (Dual core)</text:p>
          </table:table-cell>
          <table:table-cell office:value-type="float" office:value="2006" calcext:value-type="float">
            <text:p>2006</text:p>
          </table:table-cell>
          <table:table-cell table:formula="of:=DATE([.$B105];1;1)" office:value-type="date" office:date-value="2006-01-01" calcext:value-type="date">
            <text:p>2006</text:p>
          </table:table-cell>
          <table:table-cell office:value-type="string" calcext:value-type="string">
            <text:p><text:s/>18938.0</text:p>
          </table:table-cell>
          <table:table-cell table:formula="of:=NUMBERVALUE([.D105];&quot;.&quot;)" office:value-type="float" office:value="18938" calcext:value-type="float">
            <text:p>18938</text:p>
          </table:table-cell>
        </table:table-row>
        <table:table-row table:style-name="ro1">
          <table:table-cell office:value-type="string" calcext:value-type="string">
            <text:p>Intel Core 2 Extreme X6800 (Dual core)</text:p>
          </table:table-cell>
          <table:table-cell office:value-type="float" office:value="2006" calcext:value-type="float">
            <text:p>2006</text:p>
          </table:table-cell>
          <table:table-cell table:formula="of:=DATE([.$B106];1;1)" office:value-type="date" office:date-value="2006-01-01" calcext:value-type="date">
            <text:p>2006</text:p>
          </table:table-cell>
          <table:table-cell office:value-type="string" calcext:value-type="string">
            <text:p><text:s/>27079.0</text:p>
          </table:table-cell>
          <table:table-cell table:formula="of:=NUMBERVALUE([.D106];&quot;.&quot;)" office:value-type="float" office:value="27079" calcext:value-type="float">
            <text:p>27079</text:p>
          </table:table-cell>
        </table:table-row>
        <table:table-row table:style-name="ro1">
          <table:table-cell office:value-type="string" calcext:value-type="string">
            <text:p>Intel Core 2 Extreme QX6700 (Quad core)</text:p>
          </table:table-cell>
          <table:table-cell office:value-type="float" office:value="2006" calcext:value-type="float">
            <text:p>2006</text:p>
          </table:table-cell>
          <table:table-cell table:formula="of:=DATE([.$B107];1;1)" office:value-type="date" office:date-value="2006-01-01" calcext:value-type="date">
            <text:p>2006</text:p>
          </table:table-cell>
          <table:table-cell office:value-type="string" calcext:value-type="string">
            <text:p><text:s/>49161.0</text:p>
          </table:table-cell>
          <table:table-cell table:formula="of:=NUMBERVALUE([.D107];&quot;.&quot;)" office:value-type="float" office:value="49161" calcext:value-type="float">
            <text:p>49161</text:p>
          </table:table-cell>
        </table:table-row>
        <table:table-row table:style-name="ro1">
          <table:table-cell office:value-type="string" calcext:value-type="string">
            <text:p>MIPS64 20Kc</text:p>
          </table:table-cell>
          <table:table-cell office:value-type="float" office:value="2007" calcext:value-type="float">
            <text:p>2007</text:p>
          </table:table-cell>
          <table:table-cell table:formula="of:=DATE([.$B108];1;1)" office:value-type="date" office:date-value="2007-01-01" calcext:value-type="date">
            <text:p>2007</text:p>
          </table:table-cell>
          <table:table-cell office:value-type="string" calcext:value-type="string">
            <text:p><text:s/>1370.0</text:p>
          </table:table-cell>
          <table:table-cell table:formula="of:=NUMBERVALUE([.D108];&quot;.&quot;)" office:value-type="float" office:value="1370" calcext:value-type="float">
            <text:p>1370</text:p>
          </table:table-cell>
        </table:table-row>
        <table:table-row table:style-name="ro1">
          <table:table-cell office:value-type="string" calcext:value-type="string">
            <text:p>P.A. Semi PA6T-1682M</text:p>
          </table:table-cell>
          <table:table-cell office:value-type="float" office:value="2007" calcext:value-type="float">
            <text:p>2007</text:p>
          </table:table-cell>
          <table:table-cell table:formula="of:=DATE([.$B109];1;1)" office:value-type="date" office:date-value="2007-01-01" calcext:value-type="date">
            <text:p>2007</text:p>
          </table:table-cell>
          <table:table-cell office:value-type="string" calcext:value-type="string">
            <text:p><text:s/>8800.0</text:p>
          </table:table-cell>
          <table:table-cell table:formula="of:=NUMBERVALUE([.D109];&quot;.&quot;)" office:value-type="float" office:value="8800" calcext:value-type="float">
            <text:p>8800</text:p>
          </table:table-cell>
        </table:table-row>
        <table:table-row table:style-name="ro1">
          <table:table-cell office:value-type="string" calcext:value-type="string">
            <text:p>Qualcomm Scorpion (Cortex A8-like)</text:p>
          </table:table-cell>
          <table:table-cell office:value-type="float" office:value="2008" calcext:value-type="float">
            <text:p>2008</text:p>
          </table:table-cell>
          <table:table-cell table:formula="of:=DATE([.$B110];1;1)" office:value-type="date" office:date-value="2008-01-01" calcext:value-type="date">
            <text:p>2008</text:p>
          </table:table-cell>
          <table:table-cell office:value-type="string" calcext:value-type="string">
            <text:p><text:s/>2100.0</text:p>
          </table:table-cell>
          <table:table-cell table:formula="of:=NUMBERVALUE([.D110];&quot;.&quot;)"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Intel Atom N270 (Single core)</text:p>
          </table:table-cell>
          <table:table-cell office:value-type="float" office:value="2008" calcext:value-type="float">
            <text:p>2008</text:p>
          </table:table-cell>
          <table:table-cell table:formula="of:=DATE([.$B111];1;1)" office:value-type="date" office:date-value="2008-01-01" calcext:value-type="date">
            <text:p>2008</text:p>
          </table:table-cell>
          <table:table-cell office:value-type="string" calcext:value-type="string">
            <text:p><text:s/>3846.0</text:p>
          </table:table-cell>
          <table:table-cell table:formula="of:=NUMBERVALUE([.D111];&quot;.&quot;)" office:value-type="float" office:value="3846" calcext:value-type="float">
            <text:p>3846</text:p>
          </table:table-cell>
        </table:table-row>
        <table:table-row table:style-name="ro1">
          <table:table-cell office:value-type="string" calcext:value-type="string">
            <text:p>Intel Core 2 Extreme QX9770 (Quad core)</text:p>
          </table:table-cell>
          <table:table-cell office:value-type="float" office:value="2008" calcext:value-type="float">
            <text:p>2008</text:p>
          </table:table-cell>
          <table:table-cell table:formula="of:=DATE([.$B112];1;1)" office:value-type="date" office:date-value="2008-01-01" calcext:value-type="date">
            <text:p>2008</text:p>
          </table:table-cell>
          <table:table-cell office:value-type="string" calcext:value-type="string">
            <text:p><text:s/>59455.0</text:p>
          </table:table-cell>
          <table:table-cell table:formula="of:=NUMBERVALUE([.D112];&quot;.&quot;)" office:value-type="float" office:value="59455" calcext:value-type="float">
            <text:p>59455</text:p>
          </table:table-cell>
        </table:table-row>
        <table:table-row table:style-name="ro1">
          <table:table-cell office:value-type="string" calcext:value-type="string">
            <text:p>Intel Core i7 920 (Quad core)</text:p>
          </table:table-cell>
          <table:table-cell office:value-type="float" office:value="2008" calcext:value-type="float">
            <text:p>2008</text:p>
          </table:table-cell>
          <table:table-cell table:formula="of:=DATE([.$B113];1;1)" office:value-type="date" office:date-value="2008-01-01" calcext:value-type="date">
            <text:p>2008</text:p>
          </table:table-cell>
          <table:table-cell office:value-type="string" calcext:value-type="string">
            <text:p><text:s/>82300.0</text:p>
          </table:table-cell>
          <table:table-cell table:formula="of:=NUMBERVALUE([.D113];&quot;.&quot;)" office:value-type="float" office:value="82300" calcext:value-type="float">
            <text:p>82300</text:p>
          </table:table-cell>
        </table:table-row>
        <table:table-row table:style-name="ro1">
          <table:table-cell office:value-type="string" calcext:value-type="string">
            <text:p>ARM Cortex-M0</text:p>
          </table:table-cell>
          <table:table-cell office:value-type="float" office:value="2009" calcext:value-type="float">
            <text:p>2009</text:p>
          </table:table-cell>
          <table:table-cell table:formula="of:=DATE([.$B114];1;1)" office:value-type="date" office:date-value="2009-01-01" calcext:value-type="date">
            <text:p>2009</text:p>
          </table:table-cell>
          <table:table-cell office:value-type="string" calcext:value-type="string">
            <text:p><text:s/>45.0</text:p>
          </table:table-cell>
          <table:table-cell table:formula="of:=NUMBERVALUE([.D114];&quot;.&quot;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RM Cortex-A9 (Dual core)</text:p>
          </table:table-cell>
          <table:table-cell office:value-type="float" office:value="2009" calcext:value-type="float">
            <text:p>2009</text:p>
          </table:table-cell>
          <table:table-cell table:formula="of:=DATE([.$B115];1;1)" office:value-type="date" office:date-value="2009-01-01" calcext:value-type="date">
            <text:p>2009</text:p>
          </table:table-cell>
          <table:table-cell office:value-type="string" calcext:value-type="string">
            <text:p><text:s/>7500.0</text:p>
          </table:table-cell>
          <table:table-cell table:formula="of:=NUMBERVALUE([.D115];&quot;.&quot;)"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AMD Phenom II X4 940 Black Edition</text:p>
          </table:table-cell>
          <table:table-cell office:value-type="float" office:value="2009" calcext:value-type="float">
            <text:p>2009</text:p>
          </table:table-cell>
          <table:table-cell table:formula="of:=DATE([.$B116];1;1)" office:value-type="date" office:date-value="2009-01-01" calcext:value-type="date">
            <text:p>2009</text:p>
          </table:table-cell>
          <table:table-cell office:value-type="string" calcext:value-type="string">
            <text:p><text:s/>42820.0</text:p>
          </table:table-cell>
          <table:table-cell table:formula="of:=NUMBERVALUE([.D116];&quot;.&quot;)" office:value-type="float" office:value="42820" calcext:value-type="float">
            <text:p>42820</text:p>
          </table:table-cell>
        </table:table-row>
        <table:table-row table:style-name="ro1">
          <table:table-cell office:value-type="string" calcext:value-type="string">
            <text:p>AMD Phenom II X6 1100T</text:p>
          </table:table-cell>
          <table:table-cell office:value-type="float" office:value="2010" calcext:value-type="float">
            <text:p>2010</text:p>
          </table:table-cell>
          <table:table-cell table:formula="of:=DATE([.$B117];1;1)" office:value-type="date" office:date-value="2010-01-01" calcext:value-type="date">
            <text:p>2010</text:p>
          </table:table-cell>
          <table:table-cell office:value-type="string" calcext:value-type="string">
            <text:p><text:s/>78440.0</text:p>
          </table:table-cell>
          <table:table-cell table:formula="of:=NUMBERVALUE([.D117];&quot;.&quot;)" office:value-type="float" office:value="78440" calcext:value-type="float">
            <text:p>78440</text:p>
          </table:table-cell>
        </table:table-row>
        <table:table-row table:style-name="ro1">
          <table:table-cell office:value-type="string" calcext:value-type="string">
            <text:p>Intel Core i7 Extreme Edition 980X (Hex core)</text:p>
          </table:table-cell>
          <table:table-cell office:value-type="float" office:value="2010" calcext:value-type="float">
            <text:p>2010</text:p>
          </table:table-cell>
          <table:table-cell table:formula="of:=DATE([.$B118];1;1)" office:value-type="date" office:date-value="2010-01-01" calcext:value-type="date">
            <text:p>2010</text:p>
          </table:table-cell>
          <table:table-cell office:value-type="string" calcext:value-type="string">
            <text:p><text:s/>147600.0</text:p>
          </table:table-cell>
          <table:table-cell table:formula="of:=NUMBERVALUE([.D118];&quot;.&quot;)" office:value-type="float" office:value="147600" calcext:value-type="float">
            <text:p>147600</text:p>
          </table:table-cell>
        </table:table-row>
        <table:table-row table:style-name="ro1">
          <table:table-cell office:value-type="string" calcext:value-type="string">
            <text:p>ARM Cortex A5</text:p>
          </table:table-cell>
          <table:table-cell office:value-type="float" office:value="2011" calcext:value-type="float">
            <text:p>2011</text:p>
          </table:table-cell>
          <table:table-cell table:formula="of:=DATE([.$B119];1;1)" office:value-type="date" office:date-value="2011-01-01" calcext:value-type="date">
            <text:p>2011</text:p>
          </table:table-cell>
          <table:table-cell office:value-type="string" calcext:value-type="string">
            <text:p><text:s/>1256.0</text:p>
          </table:table-cell>
          <table:table-cell table:formula="of:=NUMBERVALUE([.D119];&quot;.&quot;)" office:value-type="float" office:value="1256" calcext:value-type="float">
            <text:p>1256</text:p>
          </table:table-cell>
        </table:table-row>
        <table:table-row table:style-name="ro1">
          <table:table-cell office:value-type="string" calcext:value-type="string">
            <text:p>ARM Cortex A7</text:p>
          </table:table-cell>
          <table:table-cell office:value-type="float" office:value="2011" calcext:value-type="float">
            <text:p>2011</text:p>
          </table:table-cell>
          <table:table-cell table:formula="of:=DATE([.$B120];1;1)" office:value-type="date" office:date-value="2011-01-01" calcext:value-type="date">
            <text:p>2011</text:p>
          </table:table-cell>
          <table:table-cell office:value-type="string" calcext:value-type="string">
            <text:p><text:s/>2850.0</text:p>
          </table:table-cell>
          <table:table-cell table:formula="of:=NUMBERVALUE([.D120];&quot;.&quot;)" office:value-type="float" office:value="2850" calcext:value-type="float">
            <text:p>2850</text:p>
          </table:table-cell>
        </table:table-row>
        <table:table-row table:style-name="ro1">
          <table:table-cell office:value-type="string" calcext:value-type="string">
            <text:p>Qualcomm Krait (Cortex A15-like, Dual core)</text:p>
          </table:table-cell>
          <table:table-cell office:value-type="float" office:value="2011" calcext:value-type="float">
            <text:p>2011</text:p>
          </table:table-cell>
          <table:table-cell table:formula="of:=DATE([.$B121];1;1)" office:value-type="date" office:date-value="2011-01-01" calcext:value-type="date">
            <text:p>2011</text:p>
          </table:table-cell>
          <table:table-cell office:value-type="string" calcext:value-type="string">
            <text:p><text:s/>9900.0</text:p>
          </table:table-cell>
          <table:table-cell table:formula="of:=NUMBERVALUE([.D121];&quot;.&quot;)"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AMD E-350 (Dual core)</text:p>
          </table:table-cell>
          <table:table-cell office:value-type="float" office:value="2011" calcext:value-type="float">
            <text:p>2011</text:p>
          </table:table-cell>
          <table:table-cell table:formula="of:=DATE([.$B122];1;1)" office:value-type="date" office:date-value="2011-01-01" calcext:value-type="date">
            <text:p>2011</text:p>
          </table:table-cell>
          <table:table-cell office:value-type="string" calcext:value-type="string">
            <text:p><text:s/>10000.0</text:p>
          </table:table-cell>
          <table:table-cell table:formula="of:=NUMBERVALUE([.D122];&quot;.&quot;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Nvidia Tegra 3 (Quad core Cortex-A9)</text:p>
          </table:table-cell>
          <table:table-cell office:value-type="float" office:value="2011" calcext:value-type="float">
            <text:p>2011</text:p>
          </table:table-cell>
          <table:table-cell table:formula="of:=DATE([.$B123];1;1)" office:value-type="date" office:date-value="2011-01-01" calcext:value-type="date">
            <text:p>2011</text:p>
          </table:table-cell>
          <table:table-cell office:value-type="string" calcext:value-type="string">
            <text:p><text:s/>13800.0</text:p>
          </table:table-cell>
          <table:table-cell table:formula="of:=NUMBERVALUE([.D123];&quot;.&quot;)" office:value-type="float" office:value="13800" calcext:value-type="float">
            <text:p>13800</text:p>
          </table:table-cell>
        </table:table-row>
        <table:table-row table:style-name="ro1">
          <table:table-cell office:value-type="string" calcext:value-type="string">
            <text:p>Samsung Exynos 5250 (Cortex-A15-like Dual core)</text:p>
          </table:table-cell>
          <table:table-cell office:value-type="float" office:value="2011" calcext:value-type="float">
            <text:p>2011</text:p>
          </table:table-cell>
          <table:table-cell table:formula="of:=DATE([.$B124];1;1)" office:value-type="date" office:date-value="2011-01-01" calcext:value-type="date">
            <text:p>2011</text:p>
          </table:table-cell>
          <table:table-cell office:value-type="string" calcext:value-type="string">
            <text:p><text:s/>14000.0</text:p>
          </table:table-cell>
          <table:table-cell table:formula="of:=NUMBERVALUE([.D124];&quot;.&quot;)" office:value-type="float" office:value="14000" calcext:value-type="float">
            <text:p>14000</text:p>
          </table:table-cell>
        </table:table-row>
        <table:table-row table:style-name="ro1">
          <table:table-cell office:value-type="string" calcext:value-type="string">
            <text:p>Intel Core i5-2500K (Quad core)</text:p>
          </table:table-cell>
          <table:table-cell office:value-type="float" office:value="2011" calcext:value-type="float">
            <text:p>2011</text:p>
          </table:table-cell>
          <table:table-cell table:formula="of:=DATE([.$B125];1;1)" office:value-type="date" office:date-value="2011-01-01" calcext:value-type="date">
            <text:p>2011</text:p>
          </table:table-cell>
          <table:table-cell office:value-type="string" calcext:value-type="string">
            <text:p><text:s/>83000.0</text:p>
          </table:table-cell>
          <table:table-cell table:formula="of:=NUMBERVALUE([.D125];&quot;.&quot;)" office:value-type="float" office:value="83000" calcext:value-type="float">
            <text:p>83000</text:p>
          </table:table-cell>
        </table:table-row>
        <table:table-row table:style-name="ro1">
          <table:table-cell office:value-type="string" calcext:value-type="string">
            <text:p>Intel Core i7 875K</text:p>
          </table:table-cell>
          <table:table-cell office:value-type="float" office:value="2011" calcext:value-type="float">
            <text:p>2011</text:p>
          </table:table-cell>
          <table:table-cell table:formula="of:=DATE([.$B126];1;1)" office:value-type="date" office:date-value="2011-01-01" calcext:value-type="date">
            <text:p>2011</text:p>
          </table:table-cell>
          <table:table-cell office:value-type="string" calcext:value-type="string">
            <text:p><text:s/>92100.0</text:p>
          </table:table-cell>
          <table:table-cell table:formula="of:=NUMBERVALUE([.D126];&quot;.&quot;)" office:value-type="float" office:value="92100" calcext:value-type="float">
            <text:p>92100</text:p>
          </table:table-cell>
        </table:table-row>
        <table:table-row table:style-name="ro1">
          <table:table-cell office:value-type="string" calcext:value-type="string">
            <text:p>AMD FX-8150 (Eight core)</text:p>
          </table:table-cell>
          <table:table-cell office:value-type="float" office:value="2011" calcext:value-type="float">
            <text:p>2011</text:p>
          </table:table-cell>
          <table:table-cell table:formula="of:=DATE([.$B127];1;1)" office:value-type="date" office:date-value="2011-01-01" calcext:value-type="date">
            <text:p>2011</text:p>
          </table:table-cell>
          <table:table-cell office:value-type="string" calcext:value-type="string">
            <text:p><text:s/>108890.0</text:p>
          </table:table-cell>
          <table:table-cell table:formula="of:=NUMBERVALUE([.D127];&quot;.&quot;)" office:value-type="float" office:value="108890" calcext:value-type="float">
            <text:p>108890</text:p>
          </table:table-cell>
        </table:table-row>
        <table:table-row table:style-name="ro1">
          <table:table-cell office:value-type="string" calcext:value-type="string">
            <text:p>Intel Core i7 2600K</text:p>
          </table:table-cell>
          <table:table-cell office:value-type="float" office:value="2011" calcext:value-type="float">
            <text:p>2011</text:p>
          </table:table-cell>
          <table:table-cell table:formula="of:=DATE([.$B128];1;1)" office:value-type="date" office:date-value="2011-01-01" calcext:value-type="date">
            <text:p>2011</text:p>
          </table:table-cell>
          <table:table-cell office:value-type="string" calcext:value-type="string">
            <text:p><text:s/>117160.0</text:p>
          </table:table-cell>
          <table:table-cell table:formula="of:=NUMBERVALUE([.D128];&quot;.&quot;)" office:value-type="float" office:value="117160" calcext:value-type="float">
            <text:p>117160</text:p>
          </table:table-cell>
        </table:table-row>
        <table:table-row table:style-name="ro1">
          <table:table-cell office:value-type="string" calcext:value-type="string">
            <text:p>Intel Core i7 Extreme Edition 3960X (Hex core)</text:p>
          </table:table-cell>
          <table:table-cell office:value-type="float" office:value="2011" calcext:value-type="float">
            <text:p>2011</text:p>
          </table:table-cell>
          <table:table-cell table:formula="of:=DATE([.$B129];1;1)" office:value-type="date" office:date-value="2011-01-01" calcext:value-type="date">
            <text:p>2011</text:p>
          </table:table-cell>
          <table:table-cell office:value-type="string" calcext:value-type="string">
            <text:p><text:s/>176170.0</text:p>
          </table:table-cell>
          <table:table-cell table:formula="of:=NUMBERVALUE([.D129];&quot;.&quot;)" office:value-type="float" office:value="176170" calcext:value-type="float">
            <text:p>176170</text:p>
          </table:table-cell>
        </table:table-row>
        <table:table-row table:style-name="ro1">
          <table:table-cell office:value-type="string" calcext:value-type="string">
            <text:p>AMD FX-8350</text:p>
          </table:table-cell>
          <table:table-cell office:value-type="float" office:value="2012" calcext:value-type="float">
            <text:p>2012</text:p>
          </table:table-cell>
          <table:table-cell table:formula="of:=DATE([.$B130];1;1)" office:value-type="date" office:date-value="2012-01-01" calcext:value-type="date">
            <text:p>2012</text:p>
          </table:table-cell>
          <table:table-cell office:value-type="string" calcext:value-type="string">
            <text:p><text:s/>97125.0</text:p>
          </table:table-cell>
          <table:table-cell table:formula="of:=NUMBERVALUE([.D130];&quot;.&quot;)" office:value-type="float" office:value="97125" calcext:value-type="float">
            <text:p>97125</text:p>
          </table:table-cell>
        </table:table-row>
        <table:table-row table:style-name="ro1">
          <table:table-cell office:value-type="string" calcext:value-type="string">
            <text:p>Intel Core i7 3770K</text:p>
          </table:table-cell>
          <table:table-cell office:value-type="float" office:value="2012" calcext:value-type="float">
            <text:p>2012</text:p>
          </table:table-cell>
          <table:table-cell table:formula="of:=DATE([.$B131];1;1)" office:value-type="date" office:date-value="2012-01-01" calcext:value-type="date">
            <text:p>2012</text:p>
          </table:table-cell>
          <table:table-cell office:value-type="string" calcext:value-type="string">
            <text:p><text:s/>106924.0</text:p>
          </table:table-cell>
          <table:table-cell table:formula="of:=NUMBERVALUE([.D131];&quot;.&quot;)" office:value-type="float" office:value="106924" calcext:value-type="float">
            <text:p>106924</text:p>
          </table:table-cell>
        </table:table-row>
        <table:table-row table:style-name="ro1">
          <table:table-cell office:value-type="string" calcext:value-type="string">
            <text:p>Intel Core i7 3630QM</text:p>
          </table:table-cell>
          <table:table-cell office:value-type="float" office:value="2012" calcext:value-type="float">
            <text:p>2012</text:p>
          </table:table-cell>
          <table:table-cell table:formula="of:=DATE([.$B132];1;1)" office:value-type="date" office:date-value="2012-01-01" calcext:value-type="date">
            <text:p>2012</text:p>
          </table:table-cell>
          <table:table-cell office:value-type="string" calcext:value-type="string">
            <text:p><text:s/>113093.0</text:p>
          </table:table-cell>
          <table:table-cell table:formula="of:=NUMBERVALUE([.D132];&quot;.&quot;)" office:value-type="float" office:value="113093" calcext:value-type="float">
            <text:p>113093</text:p>
          </table:table-cell>
        </table:table-row>
        <table:table-row table:style-name="ro1">
          <table:table-cell office:value-type="string" calcext:value-type="string">
            <text:p>Intel Core i7 4770K</text:p>
          </table:table-cell>
          <table:table-cell office:value-type="float" office:value="2013" calcext:value-type="float">
            <text:p>2013</text:p>
          </table:table-cell>
          <table:table-cell table:formula="of:=DATE([.$B133];1;1)" office:value-type="date" office:date-value="2013-01-01" calcext:value-type="date">
            <text:p>2013</text:p>
          </table:table-cell>
          <table:table-cell office:value-type="string" calcext:value-type="string">
            <text:p><text:s/>133740.0</text:p>
          </table:table-cell>
          <table:table-cell table:formula="of:=NUMBERVALUE([.D133];&quot;.&quot;)" office:value-type="float" office:value="133740" calcext:value-type="float">
            <text:p>133740</text:p>
          </table:table-cell>
        </table:table-row>
        <table:table-row table:style-name="ro1">
          <table:table-cell office:value-type="string" calcext:value-type="string">
            <text:p>Intel Core i7 5960X</text:p>
          </table:table-cell>
          <table:table-cell office:value-type="float" office:value="2014" calcext:value-type="float">
            <text:p>2014</text:p>
          </table:table-cell>
          <table:table-cell table:formula="of:=DATE([.$B134];1;1)" office:value-type="date" office:date-value="2014-01-01" calcext:value-type="date">
            <text:p>2014</text:p>
          </table:table-cell>
          <table:table-cell office:value-type="string" calcext:value-type="string">
            <text:p><text:s/>238310.0</text:p>
          </table:table-cell>
          <table:table-cell table:formula="of:=NUMBERVALUE([.D134];&quot;.&quot;)" office:value-type="float" office:value="238310" calcext:value-type="float">
            <text:p>2383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8">
      <number:number number:decimal-places="0" number:min-integer-digits="3">
        <number:embedded-text number:position="2">.</number:embedded-text>
      </number:number>
    </number:number-style>
    <number:date-style style:name="N109"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00.00.0000</text:date>, <text:time style:data-style-name="N2" text:time-value="11:47:21.8733163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2T12:34:07.878672538</dc:date>
    <meta:editing-duration>PT48M32S</meta:editing-duration>
    <meta:editing-cycles>7</meta:editing-cycles>
    <meta:generator>LibreOffice/4.2.8.2$Linux_X86_64 LibreOffice_project/420m0$Build-2</meta:generator>
    <dc:creator>Lishaak Bystroushaak</dc:creator>
    <meta:document-statistic meta:table-count="1" meta:cell-count="6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number:date-style style:name="N109"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9">
      <style:chart-properties chart:display-label="true" chart:logarithmic="false" chart:minimum="25836" chart:maximum="48219" chart:interval-major="800" chart:reverse-direction="false" text:line-break="false" chart:link-data-style-to-source="false" chart:axis-position="0" style:rotation-angle="64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true" chart:maximum="1500000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9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Regrese" loext:regression-max-degree="2" loext:regression-period="60" loext:regression-extrapolate-forward="6000" loext:regression-extrapolate-backward="0" loext:regression-force-intercept="false" loext:regression-intercept-value="0" chart:regression-type="exponential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193cm" svg:height="17.558cm" xlink:href=".." xlink:type="simple" chart:class="chart:scatter" chart:style-name="ch1">
        <chart:title svg:x="11.946cm" svg:y="0.487cm" chart:style-name="ch2">
          <text:p>Výkon počítačů během let</text:p>
        </chart:title>
        <chart:plot-area chart:style-name="ch3" table:cell-range-address="mips.C1:mips.C135 mips.E1:mips.E135" chart:data-source-has-labels="both" svg:x="1.594cm" svg:y="1.643cm" svg:width="27.016cm" svg:height="14.583cm">
          <chartooo:coordinate-region svg:x="3.538cm" svg:y="1.842cm" svg:width="25.072cm" svg:height="13.295cm"/>
          <chart:axis chart:dimension="x" chart:name="primary-x" chart:style-name="ch4" chartooo:axis-type="auto">
            <chart:title svg:x="14.648cm" svg:y="16.577cm" chart:style-name="ch5">
              <text:p>Roky</text:p>
            </chart:title>
            <chart:categories table:cell-range-address="mips.C2:mips.C135"/>
            <chart:grid chart:style-name="ch6" chart:class="major"/>
          </chart:axis>
          <chart:axis chart:dimension="y" chart:name="primary-y" chart:style-name="ch7">
            <chart:title svg:x="0.451cm" svg:y="9.997cm" chart:style-name="ch8">
              <text:p>Výkon (MIPS)</text:p>
            </chart:title>
            <chart:grid chart:style-name="ch6" chart:class="major"/>
          </chart:axis>
          <chart:series chart:style-name="ch9" chart:values-cell-range-address="mips.E2:mips.E135" chart:label-cell-address="mips.E1:mips.E1" chart:class="chart:scatter">
            <chart:domain table:cell-range-address="mips.C2:mips.C135"/>
            <chart:regression-curve chart:style-name="ch10"/>
            <chart:data-point chart:repeated="1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ýkon (MIPS)</text:p>
                <draw:g>
                  <svg:desc>mips.E1:mips.E1</svg:desc>
                </draw:g>
              </table:table-cell>
            </table:table-row>
          </table:table-header-rows>
          <table:table-rows>
            <table:table-row>
              <table:table-cell office:value-type="float" office:value="25934">
                <text:p>25930</text:p>
                <draw:g>
                  <svg:desc>mips.C2:mips.C135</svg:desc>
                </draw:g>
              </table:table-cell>
              <table:table-cell office:value-type="float" office:value="0.092">
                <text:p>0.092</text:p>
                <draw:g>
                  <svg:desc>mips.E2:mips.E135</svg:desc>
                </draw:g>
              </table:table-cell>
            </table:table-row>
            <table:table-row>
              <table:table-cell office:value-type="float" office:value="26299">
                <text:p>2630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27030">
                <text:p>2703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27395">
                <text:p>2740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27760">
                <text:p>27760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float" office:value="27760">
                <text:p>2776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28126">
                <text:p>28130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8126">
                <text:p>2813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8126">
                <text:p>2813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28126">
                <text:p>281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126">
                <text:p>281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491">
                <text:p>2849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8491">
                <text:p>28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856">
                <text:p>2886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8856">
                <text:p>2886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28856">
                <text:p>2886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9221">
                <text:p>292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9221">
                <text:p>292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9587">
                <text:p>29590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29587">
                <text:p>29590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29587">
                <text:p>2959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9587">
                <text:p>29590</text:p>
              </table:table-cell>
              <table:table-cell office:value-type="float" office:value="2.522">
                <text:p>2.522</text:p>
              </table:table-cell>
            </table:table-row>
            <table:table-row>
              <table:table-cell office:value-type="float" office:value="29587">
                <text:p>2959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9952">
                <text:p>2995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29952">
                <text:p>29950</text:p>
              </table:table-cell>
              <table:table-cell office:value-type="float" office:value="2.188">
                <text:p>2.188</text:p>
              </table:table-cell>
            </table:table-row>
            <table:table-row>
              <table:table-cell office:value-type="float" office:value="29952">
                <text:p>29950</text:p>
              </table:table-cell>
              <table:table-cell office:value-type="float" office:value="2.407">
                <text:p>2.407</text:p>
              </table:table-cell>
            </table:table-row>
            <table:table-row>
              <table:table-cell office:value-type="float" office:value="29952">
                <text:p>299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952">
                <text:p>29950</text:p>
              </table:table-cell>
              <table:table-cell office:value-type="float" office:value="8.141">
                <text:p>8.141</text:p>
              </table:table-cell>
            </table:table-row>
            <table:table-row>
              <table:table-cell office:value-type="float" office:value="29952">
                <text:p>29950</text:p>
              </table:table-cell>
              <table:table-cell office:value-type="float" office:value="642.5">
                <text:p>642.5</text:p>
              </table:table-cell>
            </table:table-row>
            <table:table-row>
              <table:table-cell office:value-type="float" office:value="30317">
                <text:p>30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317">
                <text:p>30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682">
                <text:p>30680</text:p>
              </table:table-cell>
              <table:table-cell office:value-type="float" office:value="3.209">
                <text:p>3.209</text:p>
              </table:table-cell>
            </table:table-row>
            <table:table-row>
              <table:table-cell office:value-type="float" office:value="30682">
                <text:p>30680</text:p>
              </table:table-cell>
              <table:table-cell office:value-type="float" office:value="4.848">
                <text:p>4.848</text:p>
              </table:table-cell>
            </table:table-row>
            <table:table-row>
              <table:table-cell office:value-type="float" office:value="31048">
                <text:p>310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048">
                <text:p>3105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31048">
                <text:p>31050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1048">
                <text:p>310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048">
                <text:p>31050</text:p>
              </table:table-cell>
              <table:table-cell office:value-type="float" office:value="16.33">
                <text:p>16.33</text:p>
              </table:table-cell>
            </table:table-row>
            <table:table-row>
              <table:table-cell office:value-type="float" office:value="31413">
                <text:p>314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413">
                <text:p>314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1778">
                <text:p>31780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1778">
                <text:p>317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1778">
                <text:p>3178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778">
                <text:p>3178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1778">
                <text:p>31780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1778">
                <text:p>3178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2143">
                <text:p>321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143">
                <text:p>321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2143">
                <text:p>32140</text:p>
              </table:table-cell>
              <table:table-cell office:value-type="float" office:value="73.927">
                <text:p>73.927</text:p>
              </table:table-cell>
            </table:table-row>
            <table:table-row>
              <table:table-cell office:value-type="float" office:value="32509">
                <text:p>3251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32509">
                <text:p>32510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32509">
                <text:p>32510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32509">
                <text:p>325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2509">
                <text:p>32510</text:p>
              </table:table-cell>
              <table:table-cell office:value-type="float" office:value="33.573">
                <text:p>33.573</text:p>
              </table:table-cell>
            </table:table-row>
            <table:table-row>
              <table:table-cell office:value-type="float" office:value="32509">
                <text:p>32510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32874">
                <text:p>3287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2874">
                <text:p>32870</text:p>
              </table:table-cell>
              <table:table-cell office:value-type="float" office:value="1660.386">
                <text:p>1660.386</text:p>
              </table:table-cell>
            </table:table-row>
            <table:table-row>
              <table:table-cell office:value-type="float" office:value="33239">
                <text:p>3324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3239">
                <text:p>33240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33239">
                <text:p>332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3604">
                <text:p>33600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float" office:value="33604">
                <text:p>336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157.7">
                <text:p>157.7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10718.4">
                <text:p>10718.4</text:p>
              </table:table-cell>
            </table:table-row>
            <table:table-row>
              <table:table-cell office:value-type="float" office:value="34335">
                <text:p>343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4335">
                <text:p>343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4335">
                <text:p>3434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4335">
                <text:p>3434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5065">
                <text:p>35070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float" office:value="35065">
                <text:p>35070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35065">
                <text:p>3507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35431">
                <text:p>3543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35431">
                <text:p>35430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36161">
                <text:p>361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6161">
                <text:p>36160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float" office:value="36161">
                <text:p>36160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float" office:value="36526">
                <text:p>3653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36526">
                <text:p>36530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float" office:value="36526">
                <text:p>36530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36526">
                <text:p>36530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float" office:value="36892">
                <text:p>36890</text:p>
              </table:table-cell>
              <table:table-cell office:value-type="float" office:value="44208">
                <text:p>44208</text:p>
              </table:table-cell>
            </table:table-row>
            <table:table-row>
              <table:table-cell office:value-type="float" office:value="37257">
                <text:p>37260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37622">
                <text:p>37620</text:p>
              </table:table-cell>
              <table:table-cell office:value-type="float" office:value="7527">
                <text:p>7527</text:p>
              </table:table-cell>
            </table:table-row>
            <table:table-row>
              <table:table-cell office:value-type="float" office:value="37622">
                <text:p>37620</text:p>
              </table:table-cell>
              <table:table-cell office:value-type="float" office:value="9726">
                <text:p>9726</text:p>
              </table:table-cell>
            </table:table-row>
            <table:table-row>
              <table:table-cell office:value-type="float" office:value="37987">
                <text:p>379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987">
                <text:p>379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37987">
                <text:p>379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987">
                <text:p>3799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19200">
                <text:p>19200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18938">
                <text:p>18938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27079">
                <text:p>27079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49161">
                <text:p>49161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3846">
                <text:p>3846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59455">
                <text:p>59455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82300">
                <text:p>82300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42820">
                <text:p>42820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78440">
                <text:p>78440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147600">
                <text:p>14760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83000">
                <text:p>8300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92100">
                <text:p>9210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108890">
                <text:p>10889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117160">
                <text:p>11716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176170">
                <text:p>176170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97125">
                <text:p>97125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106924">
                <text:p>106924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113093">
                <text:p>113093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133740">
                <text:p>133740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38310">
                <text:p>238310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186">
                <text:p>1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number:date-style style:name="N109"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9">
      <style:chart-properties chart:display-label="true" chart:logarithmic="false" chart:minimum="25836" chart:maximum="51872" chart:interval-major="800" chart:reverse-direction="false" text:line-break="false" chart:link-data-style-to-source="false" chart:axis-position="0" style:rotation-angle="64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true" chart:maximum="25000000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9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Regrese" loext:regression-max-degree="2" loext:regression-period="60" loext:regression-extrapolate-forward="10000" loext:regression-extrapolate-backward="0" loext:regression-force-intercept="false" loext:regression-intercept-value="0" chart:regression-type="exponential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193cm" svg:height="17.558cm" xlink:href=".." xlink:type="simple" chart:class="chart:scatter" chart:column-mapping="0" chart:style-name="ch1">
        <chart:title svg:x="11.946cm" svg:y="0.487cm" chart:style-name="ch2">
          <text:p>Výkon počítačů během let</text:p>
        </chart:title>
        <chart:plot-area chart:style-name="ch3" table:cell-range-address="mips.C2:mips.C135 mips.E1:mips.E135" chart:data-source-has-labels="both" svg:x="1.594cm" svg:y="1.643cm" svg:width="27.016cm" svg:height="14.583cm">
          <chartooo:coordinate-region svg:x="3.724cm" svg:y="1.842cm" svg:width="24.886cm" svg:height="13.295cm"/>
          <chart:axis chart:dimension="x" chart:name="primary-x" chart:style-name="ch4" chartooo:axis-type="auto">
            <chart:title svg:x="14.648cm" svg:y="16.577cm" chart:style-name="ch5">
              <text:p>Roky</text:p>
            </chart:title>
            <chart:categories table:cell-range-address="mips.C2:mips.C135"/>
            <chart:grid chart:style-name="ch6" chart:class="major"/>
          </chart:axis>
          <chart:axis chart:dimension="y" chart:name="primary-y" chart:style-name="ch7">
            <chart:title svg:x="0.451cm" svg:y="9.997cm" chart:style-name="ch8">
              <text:p>Výkon (MIPS)</text:p>
            </chart:title>
            <chart:grid chart:style-name="ch6" chart:class="major"/>
          </chart:axis>
          <chart:series chart:style-name="ch9" chart:values-cell-range-address="mips.E2:mips.E135" chart:label-cell-address="mips.E1:mips.E1" chart:class="chart:scatter">
            <chart:domain table:cell-range-address="mips.C2:mips.C135"/>
            <chart:regression-curve chart:style-name="ch10"/>
            <chart:data-point chart:repeated="1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C</text:p>
              </table:table-cell>
              <table:table-cell office:value-type="string">
                <text:p>Výkon (MIPS)</text:p>
                <draw:g>
                  <svg:desc>mips.E1:mips.E1</svg:desc>
                </draw:g>
              </table:table-cell>
            </table:table-row>
          </table:table-header-rows>
          <table:table-rows>
            <table:table-row>
              <table:table-cell office:value-type="float" office:value="25934">
                <text:p>25930</text:p>
                <draw:g>
                  <svg:desc>mips.C2:mips.C135</svg:desc>
                </draw:g>
              </table:table-cell>
              <table:table-cell office:value-type="float" office:value="25934">
                <text:p>25934</text:p>
                <draw:g>
                  <svg:desc>mips.C2:mips.C135</svg:desc>
                </draw:g>
              </table:table-cell>
              <table:table-cell office:value-type="float" office:value="0.092">
                <text:p>0.092</text:p>
                <draw:g>
                  <svg:desc>mips.E2:mips.E135</svg:desc>
                </draw:g>
              </table:table-cell>
            </table:table-row>
            <table:table-row>
              <table:table-cell office:value-type="float" office:value="26299">
                <text:p>26300</text:p>
              </table:table-cell>
              <table:table-cell office:value-type="float" office:value="26299">
                <text:p>2629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27030">
                <text:p>27030</text:p>
              </table:table-cell>
              <table:table-cell office:value-type="float" office:value="27030">
                <text:p>2703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27395">
                <text:p>27400</text:p>
              </table:table-cell>
              <table:table-cell office:value-type="float" office:value="27395">
                <text:p>2739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27760">
                <text:p>27760</text:p>
              </table:table-cell>
              <table:table-cell office:value-type="float" office:value="27760">
                <text:p>27760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float" office:value="27760">
                <text:p>27760</text:p>
              </table:table-cell>
              <table:table-cell office:value-type="float" office:value="27760">
                <text:p>2776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28126">
                <text:p>28130</text:p>
              </table:table-cell>
              <table:table-cell office:value-type="float" office:value="28126">
                <text:p>2812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8126">
                <text:p>28130</text:p>
              </table:table-cell>
              <table:table-cell office:value-type="float" office:value="28126">
                <text:p>281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8126">
                <text:p>28130</text:p>
              </table:table-cell>
              <table:table-cell office:value-type="float" office:value="28126">
                <text:p>2812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28126">
                <text:p>28130</text:p>
              </table:table-cell>
              <table:table-cell office:value-type="float" office:value="28126">
                <text:p>28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126">
                <text:p>28130</text:p>
              </table:table-cell>
              <table:table-cell office:value-type="float" office:value="28126">
                <text:p>28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491">
                <text:p>28490</text:p>
              </table:table-cell>
              <table:table-cell office:value-type="float" office:value="28491">
                <text:p>2849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8491">
                <text:p>28490</text:p>
              </table:table-cell>
              <table:table-cell office:value-type="float" office:value="28491">
                <text:p>28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856">
                <text:p>28860</text:p>
              </table:table-cell>
              <table:table-cell office:value-type="float" office:value="28856">
                <text:p>2885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8856">
                <text:p>28860</text:p>
              </table:table-cell>
              <table:table-cell office:value-type="float" office:value="28856">
                <text:p>2885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28856">
                <text:p>28860</text:p>
              </table:table-cell>
              <table:table-cell office:value-type="float" office:value="28856">
                <text:p>2885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9221">
                <text:p>29220</text:p>
              </table:table-cell>
              <table:table-cell office:value-type="float" office:value="29221">
                <text:p>292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9221">
                <text:p>29220</text:p>
              </table:table-cell>
              <table:table-cell office:value-type="float" office:value="29221">
                <text:p>292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9587">
                <text:p>29590</text:p>
              </table:table-cell>
              <table:table-cell office:value-type="float" office:value="29587">
                <text:p>2958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29587">
                <text:p>29590</text:p>
              </table:table-cell>
              <table:table-cell office:value-type="float" office:value="29587">
                <text:p>29587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29587">
                <text:p>29590</text:p>
              </table:table-cell>
              <table:table-cell office:value-type="float" office:value="29587">
                <text:p>2958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9587">
                <text:p>29590</text:p>
              </table:table-cell>
              <table:table-cell office:value-type="float" office:value="29587">
                <text:p>29587</text:p>
              </table:table-cell>
              <table:table-cell office:value-type="float" office:value="2.522">
                <text:p>2.522</text:p>
              </table:table-cell>
            </table:table-row>
            <table:table-row>
              <table:table-cell office:value-type="float" office:value="29587">
                <text:p>29590</text:p>
              </table:table-cell>
              <table:table-cell office:value-type="float" office:value="29587">
                <text:p>2958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9952">
                <text:p>29950</text:p>
              </table:table-cell>
              <table:table-cell office:value-type="float" office:value="29952">
                <text:p>299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29952">
                <text:p>29950</text:p>
              </table:table-cell>
              <table:table-cell office:value-type="float" office:value="29952">
                <text:p>29952</text:p>
              </table:table-cell>
              <table:table-cell office:value-type="float" office:value="2.188">
                <text:p>2.188</text:p>
              </table:table-cell>
            </table:table-row>
            <table:table-row>
              <table:table-cell office:value-type="float" office:value="29952">
                <text:p>29950</text:p>
              </table:table-cell>
              <table:table-cell office:value-type="float" office:value="29952">
                <text:p>29952</text:p>
              </table:table-cell>
              <table:table-cell office:value-type="float" office:value="2.407">
                <text:p>2.407</text:p>
              </table:table-cell>
            </table:table-row>
            <table:table-row>
              <table:table-cell office:value-type="float" office:value="29952">
                <text:p>29950</text:p>
              </table:table-cell>
              <table:table-cell office:value-type="float" office:value="29952">
                <text:p>299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952">
                <text:p>29950</text:p>
              </table:table-cell>
              <table:table-cell office:value-type="float" office:value="29952">
                <text:p>29952</text:p>
              </table:table-cell>
              <table:table-cell office:value-type="float" office:value="8.141">
                <text:p>8.141</text:p>
              </table:table-cell>
            </table:table-row>
            <table:table-row>
              <table:table-cell office:value-type="float" office:value="29952">
                <text:p>29950</text:p>
              </table:table-cell>
              <table:table-cell office:value-type="float" office:value="29952">
                <text:p>29952</text:p>
              </table:table-cell>
              <table:table-cell office:value-type="float" office:value="642.5">
                <text:p>642.5</text:p>
              </table:table-cell>
            </table:table-row>
            <table:table-row>
              <table:table-cell office:value-type="float" office:value="30317">
                <text:p>30320</text:p>
              </table:table-cell>
              <table:table-cell office:value-type="float" office:value="30317">
                <text:p>303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317">
                <text:p>30320</text:p>
              </table:table-cell>
              <table:table-cell office:value-type="float" office:value="30317">
                <text:p>303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682">
                <text:p>30680</text:p>
              </table:table-cell>
              <table:table-cell office:value-type="float" office:value="30682">
                <text:p>30682</text:p>
              </table:table-cell>
              <table:table-cell office:value-type="float" office:value="3.209">
                <text:p>3.209</text:p>
              </table:table-cell>
            </table:table-row>
            <table:table-row>
              <table:table-cell office:value-type="float" office:value="30682">
                <text:p>30680</text:p>
              </table:table-cell>
              <table:table-cell office:value-type="float" office:value="30682">
                <text:p>30682</text:p>
              </table:table-cell>
              <table:table-cell office:value-type="float" office:value="4.848">
                <text:p>4.848</text:p>
              </table:table-cell>
            </table:table-row>
            <table:table-row>
              <table:table-cell office:value-type="float" office:value="31048">
                <text:p>31050</text:p>
              </table:table-cell>
              <table:table-cell office:value-type="float" office:value="31048">
                <text:p>310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048">
                <text:p>31050</text:p>
              </table:table-cell>
              <table:table-cell office:value-type="float" office:value="31048">
                <text:p>3104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31048">
                <text:p>31050</text:p>
              </table:table-cell>
              <table:table-cell office:value-type="float" office:value="31048">
                <text:p>3104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1048">
                <text:p>31050</text:p>
              </table:table-cell>
              <table:table-cell office:value-type="float" office:value="31048">
                <text:p>310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048">
                <text:p>31050</text:p>
              </table:table-cell>
              <table:table-cell office:value-type="float" office:value="31048">
                <text:p>31048</text:p>
              </table:table-cell>
              <table:table-cell office:value-type="float" office:value="16.33">
                <text:p>16.33</text:p>
              </table:table-cell>
            </table:table-row>
            <table:table-row>
              <table:table-cell office:value-type="float" office:value="31413">
                <text:p>31410</text:p>
              </table:table-cell>
              <table:table-cell office:value-type="float" office:value="31413">
                <text:p>314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413">
                <text:p>31410</text:p>
              </table:table-cell>
              <table:table-cell office:value-type="float" office:value="31413">
                <text:p>314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1778">
                <text:p>31780</text:p>
              </table:table-cell>
              <table:table-cell office:value-type="float" office:value="31778">
                <text:p>3177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1778">
                <text:p>31780</text:p>
              </table:table-cell>
              <table:table-cell office:value-type="float" office:value="31778">
                <text:p>317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1778">
                <text:p>31780</text:p>
              </table:table-cell>
              <table:table-cell office:value-type="float" office:value="31778">
                <text:p>317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778">
                <text:p>31780</text:p>
              </table:table-cell>
              <table:table-cell office:value-type="float" office:value="31778">
                <text:p>3177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1778">
                <text:p>31780</text:p>
              </table:table-cell>
              <table:table-cell office:value-type="float" office:value="31778">
                <text:p>3177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1778">
                <text:p>31780</text:p>
              </table:table-cell>
              <table:table-cell office:value-type="float" office:value="31778">
                <text:p>317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2143">
                <text:p>32140</text:p>
              </table:table-cell>
              <table:table-cell office:value-type="float" office:value="32143">
                <text:p>32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143">
                <text:p>32140</text:p>
              </table:table-cell>
              <table:table-cell office:value-type="float" office:value="32143">
                <text:p>321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2143">
                <text:p>32140</text:p>
              </table:table-cell>
              <table:table-cell office:value-type="float" office:value="32143">
                <text:p>32143</text:p>
              </table:table-cell>
              <table:table-cell office:value-type="float" office:value="73.927">
                <text:p>73.927</text:p>
              </table:table-cell>
            </table:table-row>
            <table:table-row>
              <table:table-cell office:value-type="float" office:value="32509">
                <text:p>32510</text:p>
              </table:table-cell>
              <table:table-cell office:value-type="float" office:value="32509">
                <text:p>3250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32509">
                <text:p>32510</text:p>
              </table:table-cell>
              <table:table-cell office:value-type="float" office:value="32509">
                <text:p>3250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32509">
                <text:p>32510</text:p>
              </table:table-cell>
              <table:table-cell office:value-type="float" office:value="32509">
                <text:p>3250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32509">
                <text:p>32510</text:p>
              </table:table-cell>
              <table:table-cell office:value-type="float" office:value="32509">
                <text:p>325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2509">
                <text:p>32510</text:p>
              </table:table-cell>
              <table:table-cell office:value-type="float" office:value="32509">
                <text:p>32509</text:p>
              </table:table-cell>
              <table:table-cell office:value-type="float" office:value="33.573">
                <text:p>33.573</text:p>
              </table:table-cell>
            </table:table-row>
            <table:table-row>
              <table:table-cell office:value-type="float" office:value="32509">
                <text:p>32510</text:p>
              </table:table-cell>
              <table:table-cell office:value-type="float" office:value="32509">
                <text:p>32509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32874">
                <text:p>32870</text:p>
              </table:table-cell>
              <table:table-cell office:value-type="float" office:value="32874">
                <text:p>328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2874">
                <text:p>32870</text:p>
              </table:table-cell>
              <table:table-cell office:value-type="float" office:value="32874">
                <text:p>32874</text:p>
              </table:table-cell>
              <table:table-cell office:value-type="float" office:value="1660.386">
                <text:p>1660.386</text:p>
              </table:table-cell>
            </table:table-row>
            <table:table-row>
              <table:table-cell office:value-type="float" office:value="33239">
                <text:p>33240</text:p>
              </table:table-cell>
              <table:table-cell office:value-type="float" office:value="33239">
                <text:p>332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3239">
                <text:p>33240</text:p>
              </table:table-cell>
              <table:table-cell office:value-type="float" office:value="33239">
                <text:p>3323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33239">
                <text:p>33240</text:p>
              </table:table-cell>
              <table:table-cell office:value-type="float" office:value="33239">
                <text:p>332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3604">
                <text:p>33600</text:p>
              </table:table-cell>
              <table:table-cell office:value-type="float" office:value="33604">
                <text:p>33604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float" office:value="33604">
                <text:p>33600</text:p>
              </table:table-cell>
              <table:table-cell office:value-type="float" office:value="33604">
                <text:p>336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33970">
                <text:p>339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33970">
                <text:p>339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33970">
                <text:p>339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33970">
                <text:p>33970</text:p>
              </table:table-cell>
              <table:table-cell office:value-type="float" office:value="157.7">
                <text:p>157.7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33970">
                <text:p>33970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33970">
                <text:p>3397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33970">
                <text:p>33970</text:p>
              </table:table-cell>
              <table:table-cell office:value-type="float" office:value="10718.4">
                <text:p>10718.4</text:p>
              </table:table-cell>
            </table:table-row>
            <table:table-row>
              <table:table-cell office:value-type="float" office:value="34335">
                <text:p>34340</text:p>
              </table:table-cell>
              <table:table-cell office:value-type="float" office:value="34335">
                <text:p>343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4335">
                <text:p>34340</text:p>
              </table:table-cell>
              <table:table-cell office:value-type="float" office:value="34335">
                <text:p>343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4335">
                <text:p>34340</text:p>
              </table:table-cell>
              <table:table-cell office:value-type="float" office:value="34335">
                <text:p>3433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4335">
                <text:p>34340</text:p>
              </table:table-cell>
              <table:table-cell office:value-type="float" office:value="34335">
                <text:p>3433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34700">
                <text:p>347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34700">
                <text:p>347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5065">
                <text:p>35070</text:p>
              </table:table-cell>
              <table:table-cell office:value-type="float" office:value="35065">
                <text:p>35065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float" office:value="35065">
                <text:p>35070</text:p>
              </table:table-cell>
              <table:table-cell office:value-type="float" office:value="35065">
                <text:p>3506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35065">
                <text:p>35070</text:p>
              </table:table-cell>
              <table:table-cell office:value-type="float" office:value="35065">
                <text:p>35065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35431">
                <text:p>35430</text:p>
              </table:table-cell>
              <table:table-cell office:value-type="float" office:value="35431">
                <text:p>3543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35431">
                <text:p>35430</text:p>
              </table:table-cell>
              <table:table-cell office:value-type="float" office:value="35431">
                <text:p>3543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36161">
                <text:p>36160</text:p>
              </table:table-cell>
              <table:table-cell office:value-type="float" office:value="36161">
                <text:p>361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6161">
                <text:p>36160</text:p>
              </table:table-cell>
              <table:table-cell office:value-type="float" office:value="36161">
                <text:p>3616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float" office:value="36161">
                <text:p>36160</text:p>
              </table:table-cell>
              <table:table-cell office:value-type="float" office:value="36161">
                <text:p>36161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float" office:value="36526">
                <text:p>36530</text:p>
              </table:table-cell>
              <table:table-cell office:value-type="float" office:value="36526">
                <text:p>36526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36526">
                <text:p>36530</text:p>
              </table:table-cell>
              <table:table-cell office:value-type="float" office:value="36526">
                <text:p>36526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float" office:value="36526">
                <text:p>36530</text:p>
              </table:table-cell>
              <table:table-cell office:value-type="float" office:value="36526">
                <text:p>36526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36526">
                <text:p>36530</text:p>
              </table:table-cell>
              <table:table-cell office:value-type="float" office:value="36526">
                <text:p>36526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float" office:value="36892">
                <text:p>36890</text:p>
              </table:table-cell>
              <table:table-cell office:value-type="float" office:value="36892">
                <text:p>36892</text:p>
              </table:table-cell>
              <table:table-cell office:value-type="float" office:value="44208">
                <text:p>44208</text:p>
              </table:table-cell>
            </table:table-row>
            <table:table-row>
              <table:table-cell office:value-type="float" office:value="37257">
                <text:p>37260</text:p>
              </table:table-cell>
              <table:table-cell office:value-type="float" office:value="37257">
                <text:p>3725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37622">
                <text:p>37620</text:p>
              </table:table-cell>
              <table:table-cell office:value-type="float" office:value="37622">
                <text:p>37622</text:p>
              </table:table-cell>
              <table:table-cell office:value-type="float" office:value="7527">
                <text:p>7527</text:p>
              </table:table-cell>
            </table:table-row>
            <table:table-row>
              <table:table-cell office:value-type="float" office:value="37622">
                <text:p>37620</text:p>
              </table:table-cell>
              <table:table-cell office:value-type="float" office:value="37622">
                <text:p>37622</text:p>
              </table:table-cell>
              <table:table-cell office:value-type="float" office:value="9726">
                <text:p>9726</text:p>
              </table:table-cell>
            </table:table-row>
            <table:table-row>
              <table:table-cell office:value-type="float" office:value="37987">
                <text:p>37990</text:p>
              </table:table-cell>
              <table:table-cell office:value-type="float" office:value="37987">
                <text:p>37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987">
                <text:p>37990</text:p>
              </table:table-cell>
              <table:table-cell office:value-type="float" office:value="37987">
                <text:p>3798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37987">
                <text:p>37990</text:p>
              </table:table-cell>
              <table:table-cell office:value-type="float" office:value="37987">
                <text:p>3798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987">
                <text:p>37990</text:p>
              </table:table-cell>
              <table:table-cell office:value-type="float" office:value="37987">
                <text:p>37987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38353">
                <text:p>38353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38353">
                <text:p>3835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38353">
                <text:p>38353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38353">
                <text:p>38353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38718">
                <text:p>3871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38718">
                <text:p>38718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38718">
                <text:p>38718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38353">
                <text:p>38353</text:p>
              </table:table-cell>
              <table:table-cell office:value-type="float" office:value="19200">
                <text:p>19200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38718">
                <text:p>38718</text:p>
              </table:table-cell>
              <table:table-cell office:value-type="float" office:value="18938">
                <text:p>18938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38718">
                <text:p>38718</text:p>
              </table:table-cell>
              <table:table-cell office:value-type="float" office:value="27079">
                <text:p>27079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38718">
                <text:p>38718</text:p>
              </table:table-cell>
              <table:table-cell office:value-type="float" office:value="49161">
                <text:p>49161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39083">
                <text:p>39083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39083">
                <text:p>39083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39448">
                <text:p>39448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39448">
                <text:p>39448</text:p>
              </table:table-cell>
              <table:table-cell office:value-type="float" office:value="3846">
                <text:p>3846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39448">
                <text:p>39448</text:p>
              </table:table-cell>
              <table:table-cell office:value-type="float" office:value="59455">
                <text:p>59455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39448">
                <text:p>39448</text:p>
              </table:table-cell>
              <table:table-cell office:value-type="float" office:value="82300">
                <text:p>82300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39814">
                <text:p>398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39814">
                <text:p>39814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39814">
                <text:p>39814</text:p>
              </table:table-cell>
              <table:table-cell office:value-type="float" office:value="42820">
                <text:p>42820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40179">
                <text:p>40179</text:p>
              </table:table-cell>
              <table:table-cell office:value-type="float" office:value="78440">
                <text:p>78440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40179">
                <text:p>40179</text:p>
              </table:table-cell>
              <table:table-cell office:value-type="float" office:value="147600">
                <text:p>14760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40544">
                <text:p>40544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40544">
                <text:p>40544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40544">
                <text:p>40544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40544">
                <text:p>4054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40544">
                <text:p>40544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40544">
                <text:p>40544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40544">
                <text:p>40544</text:p>
              </table:table-cell>
              <table:table-cell office:value-type="float" office:value="83000">
                <text:p>8300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40544">
                <text:p>40544</text:p>
              </table:table-cell>
              <table:table-cell office:value-type="float" office:value="92100">
                <text:p>9210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40544">
                <text:p>40544</text:p>
              </table:table-cell>
              <table:table-cell office:value-type="float" office:value="108890">
                <text:p>10889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40544">
                <text:p>40544</text:p>
              </table:table-cell>
              <table:table-cell office:value-type="float" office:value="117160">
                <text:p>11716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40544">
                <text:p>40544</text:p>
              </table:table-cell>
              <table:table-cell office:value-type="float" office:value="176170">
                <text:p>176170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40909">
                <text:p>40909</text:p>
              </table:table-cell>
              <table:table-cell office:value-type="float" office:value="97125">
                <text:p>97125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40909">
                <text:p>40909</text:p>
              </table:table-cell>
              <table:table-cell office:value-type="float" office:value="106924">
                <text:p>106924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40909">
                <text:p>40909</text:p>
              </table:table-cell>
              <table:table-cell office:value-type="float" office:value="113093">
                <text:p>113093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41275">
                <text:p>41275</text:p>
              </table:table-cell>
              <table:table-cell office:value-type="float" office:value="133740">
                <text:p>133740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41640">
                <text:p>41640</text:p>
              </table:table-cell>
              <table:table-cell office:value-type="float" office:value="238310">
                <text:p>2383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number:date-style style:name="N109"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09">
      <style:chart-properties chart:display-label="true" chart:logarithmic="false" chart:minimum="25836" chart:maximum="42375" chart:interval-major="800" chart:reverse-direction="false" text:line-break="false" chart:link-data-style-to-source="false" chart:axis-position="0" style:rotation-angle="64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display-label="true" chart:logarithmic="true" chart:maximum="1500000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9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Regrese" loext:regression-max-degree="2" loext:regression-period="60" loext:regression-extrapolate-forward="6000" loext:regression-extrapolate-backward="0" loext:regression-force-intercept="false" loext:regression-intercept-value="0" chart:regression-type="exponential"/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9.193cm" svg:height="17.558cm" xlink:href=".." xlink:type="simple" chart:class="chart:scatter" chart:column-mapping="0" chart:style-name="ch1">
        <chart:title svg:x="11.946cm" svg:y="0.487cm" chart:style-name="ch2">
          <text:p>Výkon počítačů během let</text:p>
        </chart:title>
        <chart:plot-area chart:style-name="ch3" table:cell-range-address="mips.C2:mips.C135 mips.E1:mips.E135" chart:data-source-has-labels="both" svg:x="1.594cm" svg:y="1.643cm" svg:width="27.016cm" svg:height="14.583cm">
          <chartooo:coordinate-region svg:x="3.538cm" svg:y="1.842cm" svg:width="25.072cm" svg:height="13.295cm"/>
          <chart:axis chart:dimension="x" chart:name="primary-x" chart:style-name="ch4" chartooo:axis-type="auto">
            <chart:title svg:x="14.648cm" svg:y="16.577cm" chart:style-name="ch5">
              <text:p>Roky</text:p>
            </chart:title>
            <chart:categories table:cell-range-address="mips.C2:mips.C135"/>
            <chart:grid chart:style-name="ch6" chart:class="major"/>
          </chart:axis>
          <chart:axis chart:dimension="y" chart:name="primary-y" chart:style-name="ch7">
            <chart:title svg:x="0.451cm" svg:y="9.997cm" chart:style-name="ch8">
              <text:p>Výkon (MIPS)</text:p>
            </chart:title>
            <chart:grid chart:style-name="ch6" chart:class="major"/>
          </chart:axis>
          <chart:series chart:style-name="ch9" chart:values-cell-range-address="mips.E2:mips.E135" chart:label-cell-address="mips.E1:mips.E1" chart:class="chart:scatter">
            <chart:domain table:cell-range-address="mips.C2:mips.C135"/>
            <chart:regression-curve chart:style-name="ch10"/>
            <chart:data-point chart:repeated="13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C</text:p>
              </table:table-cell>
              <table:table-cell office:value-type="string">
                <text:p>Výkon (MIPS)</text:p>
                <draw:g>
                  <svg:desc>mips.E1:mips.E1</svg:desc>
                </draw:g>
              </table:table-cell>
            </table:table-row>
          </table:table-header-rows>
          <table:table-rows>
            <table:table-row>
              <table:table-cell office:value-type="float" office:value="25934">
                <text:p>25930</text:p>
                <draw:g>
                  <svg:desc>mips.C2:mips.C135</svg:desc>
                </draw:g>
              </table:table-cell>
              <table:table-cell office:value-type="float" office:value="25934">
                <text:p>25934</text:p>
                <draw:g>
                  <svg:desc>mips.C2:mips.C135</svg:desc>
                </draw:g>
              </table:table-cell>
              <table:table-cell office:value-type="float" office:value="0.092">
                <text:p>0.092</text:p>
                <draw:g>
                  <svg:desc>mips.E2:mips.E135</svg:desc>
                </draw:g>
              </table:table-cell>
            </table:table-row>
            <table:table-row>
              <table:table-cell office:value-type="float" office:value="26299">
                <text:p>26300</text:p>
              </table:table-cell>
              <table:table-cell office:value-type="float" office:value="26299">
                <text:p>26299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27030">
                <text:p>27030</text:p>
              </table:table-cell>
              <table:table-cell office:value-type="float" office:value="27030">
                <text:p>2703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27395">
                <text:p>27400</text:p>
              </table:table-cell>
              <table:table-cell office:value-type="float" office:value="27395">
                <text:p>27395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float" office:value="27760">
                <text:p>27760</text:p>
              </table:table-cell>
              <table:table-cell office:value-type="float" office:value="27760">
                <text:p>27760</text:p>
              </table:table-cell>
              <table:table-cell office:value-type="float" office:value="0.435">
                <text:p>0.435</text:p>
              </table:table-cell>
            </table:table-row>
            <table:table-row>
              <table:table-cell office:value-type="float" office:value="27760">
                <text:p>27760</text:p>
              </table:table-cell>
              <table:table-cell office:value-type="float" office:value="27760">
                <text:p>27760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float" office:value="28126">
                <text:p>28130</text:p>
              </table:table-cell>
              <table:table-cell office:value-type="float" office:value="28126">
                <text:p>28126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float" office:value="28126">
                <text:p>28130</text:p>
              </table:table-cell>
              <table:table-cell office:value-type="float" office:value="28126">
                <text:p>2812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8126">
                <text:p>28130</text:p>
              </table:table-cell>
              <table:table-cell office:value-type="float" office:value="28126">
                <text:p>28126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28126">
                <text:p>28130</text:p>
              </table:table-cell>
              <table:table-cell office:value-type="float" office:value="28126">
                <text:p>28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126">
                <text:p>28130</text:p>
              </table:table-cell>
              <table:table-cell office:value-type="float" office:value="28126">
                <text:p>28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491">
                <text:p>28490</text:p>
              </table:table-cell>
              <table:table-cell office:value-type="float" office:value="28491">
                <text:p>28491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float" office:value="28491">
                <text:p>28490</text:p>
              </table:table-cell>
              <table:table-cell office:value-type="float" office:value="28491">
                <text:p>28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856">
                <text:p>28860</text:p>
              </table:table-cell>
              <table:table-cell office:value-type="float" office:value="28856">
                <text:p>2885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28856">
                <text:p>28860</text:p>
              </table:table-cell>
              <table:table-cell office:value-type="float" office:value="28856">
                <text:p>2885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28856">
                <text:p>28860</text:p>
              </table:table-cell>
              <table:table-cell office:value-type="float" office:value="28856">
                <text:p>2885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29221">
                <text:p>29220</text:p>
              </table:table-cell>
              <table:table-cell office:value-type="float" office:value="29221">
                <text:p>292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9221">
                <text:p>29220</text:p>
              </table:table-cell>
              <table:table-cell office:value-type="float" office:value="29221">
                <text:p>292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9587">
                <text:p>29590</text:p>
              </table:table-cell>
              <table:table-cell office:value-type="float" office:value="29587">
                <text:p>2958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29587">
                <text:p>29590</text:p>
              </table:table-cell>
              <table:table-cell office:value-type="float" office:value="29587">
                <text:p>29587</text:p>
              </table:table-cell>
              <table:table-cell office:value-type="float" office:value="1.79">
                <text:p>1.79</text:p>
              </table:table-cell>
            </table:table-row>
            <table:table-row>
              <table:table-cell office:value-type="float" office:value="29587">
                <text:p>29590</text:p>
              </table:table-cell>
              <table:table-cell office:value-type="float" office:value="29587">
                <text:p>2958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29587">
                <text:p>29590</text:p>
              </table:table-cell>
              <table:table-cell office:value-type="float" office:value="29587">
                <text:p>29587</text:p>
              </table:table-cell>
              <table:table-cell office:value-type="float" office:value="2.522">
                <text:p>2.522</text:p>
              </table:table-cell>
            </table:table-row>
            <table:table-row>
              <table:table-cell office:value-type="float" office:value="29587">
                <text:p>29590</text:p>
              </table:table-cell>
              <table:table-cell office:value-type="float" office:value="29587">
                <text:p>2958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float" office:value="29952">
                <text:p>29950</text:p>
              </table:table-cell>
              <table:table-cell office:value-type="float" office:value="29952">
                <text:p>299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29952">
                <text:p>29950</text:p>
              </table:table-cell>
              <table:table-cell office:value-type="float" office:value="29952">
                <text:p>29952</text:p>
              </table:table-cell>
              <table:table-cell office:value-type="float" office:value="2.188">
                <text:p>2.188</text:p>
              </table:table-cell>
            </table:table-row>
            <table:table-row>
              <table:table-cell office:value-type="float" office:value="29952">
                <text:p>29950</text:p>
              </table:table-cell>
              <table:table-cell office:value-type="float" office:value="29952">
                <text:p>29952</text:p>
              </table:table-cell>
              <table:table-cell office:value-type="float" office:value="2.407">
                <text:p>2.407</text:p>
              </table:table-cell>
            </table:table-row>
            <table:table-row>
              <table:table-cell office:value-type="float" office:value="29952">
                <text:p>29950</text:p>
              </table:table-cell>
              <table:table-cell office:value-type="float" office:value="29952">
                <text:p>299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9952">
                <text:p>29950</text:p>
              </table:table-cell>
              <table:table-cell office:value-type="float" office:value="29952">
                <text:p>29952</text:p>
              </table:table-cell>
              <table:table-cell office:value-type="float" office:value="8.141">
                <text:p>8.141</text:p>
              </table:table-cell>
            </table:table-row>
            <table:table-row>
              <table:table-cell office:value-type="float" office:value="29952">
                <text:p>29950</text:p>
              </table:table-cell>
              <table:table-cell office:value-type="float" office:value="29952">
                <text:p>29952</text:p>
              </table:table-cell>
              <table:table-cell office:value-type="float" office:value="642.5">
                <text:p>642.5</text:p>
              </table:table-cell>
            </table:table-row>
            <table:table-row>
              <table:table-cell office:value-type="float" office:value="30317">
                <text:p>30320</text:p>
              </table:table-cell>
              <table:table-cell office:value-type="float" office:value="30317">
                <text:p>303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317">
                <text:p>30320</text:p>
              </table:table-cell>
              <table:table-cell office:value-type="float" office:value="30317">
                <text:p>303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0682">
                <text:p>30680</text:p>
              </table:table-cell>
              <table:table-cell office:value-type="float" office:value="30682">
                <text:p>30682</text:p>
              </table:table-cell>
              <table:table-cell office:value-type="float" office:value="3.209">
                <text:p>3.209</text:p>
              </table:table-cell>
            </table:table-row>
            <table:table-row>
              <table:table-cell office:value-type="float" office:value="30682">
                <text:p>30680</text:p>
              </table:table-cell>
              <table:table-cell office:value-type="float" office:value="30682">
                <text:p>30682</text:p>
              </table:table-cell>
              <table:table-cell office:value-type="float" office:value="4.848">
                <text:p>4.848</text:p>
              </table:table-cell>
            </table:table-row>
            <table:table-row>
              <table:table-cell office:value-type="float" office:value="31048">
                <text:p>31050</text:p>
              </table:table-cell>
              <table:table-cell office:value-type="float" office:value="31048">
                <text:p>310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048">
                <text:p>31050</text:p>
              </table:table-cell>
              <table:table-cell office:value-type="float" office:value="31048">
                <text:p>31048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float" office:value="31048">
                <text:p>31050</text:p>
              </table:table-cell>
              <table:table-cell office:value-type="float" office:value="31048">
                <text:p>3104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float" office:value="31048">
                <text:p>31050</text:p>
              </table:table-cell>
              <table:table-cell office:value-type="float" office:value="31048">
                <text:p>3104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31048">
                <text:p>31050</text:p>
              </table:table-cell>
              <table:table-cell office:value-type="float" office:value="31048">
                <text:p>31048</text:p>
              </table:table-cell>
              <table:table-cell office:value-type="float" office:value="16.33">
                <text:p>16.33</text:p>
              </table:table-cell>
            </table:table-row>
            <table:table-row>
              <table:table-cell office:value-type="float" office:value="31413">
                <text:p>31410</text:p>
              </table:table-cell>
              <table:table-cell office:value-type="float" office:value="31413">
                <text:p>314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1413">
                <text:p>31410</text:p>
              </table:table-cell>
              <table:table-cell office:value-type="float" office:value="31413">
                <text:p>314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1778">
                <text:p>31780</text:p>
              </table:table-cell>
              <table:table-cell office:value-type="float" office:value="31778">
                <text:p>3177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float" office:value="31778">
                <text:p>31780</text:p>
              </table:table-cell>
              <table:table-cell office:value-type="float" office:value="31778">
                <text:p>3177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1778">
                <text:p>31780</text:p>
              </table:table-cell>
              <table:table-cell office:value-type="float" office:value="31778">
                <text:p>3177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1778">
                <text:p>31780</text:p>
              </table:table-cell>
              <table:table-cell office:value-type="float" office:value="31778">
                <text:p>3177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1778">
                <text:p>31780</text:p>
              </table:table-cell>
              <table:table-cell office:value-type="float" office:value="31778">
                <text:p>31778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31778">
                <text:p>31780</text:p>
              </table:table-cell>
              <table:table-cell office:value-type="float" office:value="31778">
                <text:p>3177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2143">
                <text:p>32140</text:p>
              </table:table-cell>
              <table:table-cell office:value-type="float" office:value="32143">
                <text:p>321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32143">
                <text:p>32140</text:p>
              </table:table-cell>
              <table:table-cell office:value-type="float" office:value="32143">
                <text:p>321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32143">
                <text:p>32140</text:p>
              </table:table-cell>
              <table:table-cell office:value-type="float" office:value="32143">
                <text:p>32143</text:p>
              </table:table-cell>
              <table:table-cell office:value-type="float" office:value="73.927">
                <text:p>73.927</text:p>
              </table:table-cell>
            </table:table-row>
            <table:table-row>
              <table:table-cell office:value-type="float" office:value="32509">
                <text:p>32510</text:p>
              </table:table-cell>
              <table:table-cell office:value-type="float" office:value="32509">
                <text:p>32509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float" office:value="32509">
                <text:p>32510</text:p>
              </table:table-cell>
              <table:table-cell office:value-type="float" office:value="32509">
                <text:p>32509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float" office:value="32509">
                <text:p>32510</text:p>
              </table:table-cell>
              <table:table-cell office:value-type="float" office:value="32509">
                <text:p>3250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float" office:value="32509">
                <text:p>32510</text:p>
              </table:table-cell>
              <table:table-cell office:value-type="float" office:value="32509">
                <text:p>3250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2509">
                <text:p>32510</text:p>
              </table:table-cell>
              <table:table-cell office:value-type="float" office:value="32509">
                <text:p>32509</text:p>
              </table:table-cell>
              <table:table-cell office:value-type="float" office:value="33.573">
                <text:p>33.573</text:p>
              </table:table-cell>
            </table:table-row>
            <table:table-row>
              <table:table-cell office:value-type="float" office:value="32509">
                <text:p>32510</text:p>
              </table:table-cell>
              <table:table-cell office:value-type="float" office:value="32509">
                <text:p>32509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float" office:value="32874">
                <text:p>32870</text:p>
              </table:table-cell>
              <table:table-cell office:value-type="float" office:value="32874">
                <text:p>3287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32874">
                <text:p>32870</text:p>
              </table:table-cell>
              <table:table-cell office:value-type="float" office:value="32874">
                <text:p>32874</text:p>
              </table:table-cell>
              <table:table-cell office:value-type="float" office:value="1660.386">
                <text:p>1660.386</text:p>
              </table:table-cell>
            </table:table-row>
            <table:table-row>
              <table:table-cell office:value-type="float" office:value="33239">
                <text:p>33240</text:p>
              </table:table-cell>
              <table:table-cell office:value-type="float" office:value="33239">
                <text:p>3323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3239">
                <text:p>33240</text:p>
              </table:table-cell>
              <table:table-cell office:value-type="float" office:value="33239">
                <text:p>3323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float" office:value="33239">
                <text:p>33240</text:p>
              </table:table-cell>
              <table:table-cell office:value-type="float" office:value="33239">
                <text:p>3323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3604">
                <text:p>33600</text:p>
              </table:table-cell>
              <table:table-cell office:value-type="float" office:value="33604">
                <text:p>33604</text:p>
              </table:table-cell>
              <table:table-cell office:value-type="float" office:value="25.6">
                <text:p>25.6</text:p>
              </table:table-cell>
            </table:table-row>
            <table:table-row>
              <table:table-cell office:value-type="float" office:value="33604">
                <text:p>33600</text:p>
              </table:table-cell>
              <table:table-cell office:value-type="float" office:value="33604">
                <text:p>3360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33970">
                <text:p>339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33970">
                <text:p>339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33970">
                <text:p>339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33970">
                <text:p>33970</text:p>
              </table:table-cell>
              <table:table-cell office:value-type="float" office:value="157.7">
                <text:p>157.7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33970">
                <text:p>33970</text:p>
              </table:table-cell>
              <table:table-cell office:value-type="float" office:value="2640">
                <text:p>2640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33970">
                <text:p>3397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33970">
                <text:p>33970</text:p>
              </table:table-cell>
              <table:table-cell office:value-type="float" office:value="10718.4">
                <text:p>10718.4</text:p>
              </table:table-cell>
            </table:table-row>
            <table:table-row>
              <table:table-cell office:value-type="float" office:value="34335">
                <text:p>34340</text:p>
              </table:table-cell>
              <table:table-cell office:value-type="float" office:value="34335">
                <text:p>3433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34335">
                <text:p>34340</text:p>
              </table:table-cell>
              <table:table-cell office:value-type="float" office:value="34335">
                <text:p>343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4335">
                <text:p>34340</text:p>
              </table:table-cell>
              <table:table-cell office:value-type="float" office:value="34335">
                <text:p>3433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34335">
                <text:p>34340</text:p>
              </table:table-cell>
              <table:table-cell office:value-type="float" office:value="34335">
                <text:p>3433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34700">
                <text:p>347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34700">
                <text:p>347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5065">
                <text:p>35070</text:p>
              </table:table-cell>
              <table:table-cell office:value-type="float" office:value="35065">
                <text:p>35065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float" office:value="35065">
                <text:p>35070</text:p>
              </table:table-cell>
              <table:table-cell office:value-type="float" office:value="35065">
                <text:p>3506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35065">
                <text:p>35070</text:p>
              </table:table-cell>
              <table:table-cell office:value-type="float" office:value="35065">
                <text:p>35065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35431">
                <text:p>35430</text:p>
              </table:table-cell>
              <table:table-cell office:value-type="float" office:value="35431">
                <text:p>3543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35431">
                <text:p>35430</text:p>
              </table:table-cell>
              <table:table-cell office:value-type="float" office:value="35431">
                <text:p>35431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float" office:value="36161">
                <text:p>36160</text:p>
              </table:table-cell>
              <table:table-cell office:value-type="float" office:value="36161">
                <text:p>3616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6161">
                <text:p>36160</text:p>
              </table:table-cell>
              <table:table-cell office:value-type="float" office:value="36161">
                <text:p>36161</text:p>
              </table:table-cell>
              <table:table-cell office:value-type="float" office:value="2054">
                <text:p>2054</text:p>
              </table:table-cell>
            </table:table-row>
            <table:table-row>
              <table:table-cell office:value-type="float" office:value="36161">
                <text:p>36160</text:p>
              </table:table-cell>
              <table:table-cell office:value-type="float" office:value="36161">
                <text:p>36161</text:p>
              </table:table-cell>
              <table:table-cell office:value-type="float" office:value="6400">
                <text:p>6400</text:p>
              </table:table-cell>
            </table:table-row>
            <table:table-row>
              <table:table-cell office:value-type="float" office:value="36526">
                <text:p>36530</text:p>
              </table:table-cell>
              <table:table-cell office:value-type="float" office:value="36526">
                <text:p>36526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36526">
                <text:p>36530</text:p>
              </table:table-cell>
              <table:table-cell office:value-type="float" office:value="36526">
                <text:p>36526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float" office:value="36526">
                <text:p>36530</text:p>
              </table:table-cell>
              <table:table-cell office:value-type="float" office:value="36526">
                <text:p>36526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float" office:value="36526">
                <text:p>36530</text:p>
              </table:table-cell>
              <table:table-cell office:value-type="float" office:value="36526">
                <text:p>36526</text:p>
              </table:table-cell>
              <table:table-cell office:value-type="float" office:value="8600">
                <text:p>8600</text:p>
              </table:table-cell>
            </table:table-row>
            <table:table-row>
              <table:table-cell office:value-type="float" office:value="36892">
                <text:p>36890</text:p>
              </table:table-cell>
              <table:table-cell office:value-type="float" office:value="36892">
                <text:p>36892</text:p>
              </table:table-cell>
              <table:table-cell office:value-type="float" office:value="44208">
                <text:p>44208</text:p>
              </table:table-cell>
            </table:table-row>
            <table:table-row>
              <table:table-cell office:value-type="float" office:value="37257">
                <text:p>37260</text:p>
              </table:table-cell>
              <table:table-cell office:value-type="float" office:value="37257">
                <text:p>37257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float" office:value="37622">
                <text:p>37620</text:p>
              </table:table-cell>
              <table:table-cell office:value-type="float" office:value="37622">
                <text:p>37622</text:p>
              </table:table-cell>
              <table:table-cell office:value-type="float" office:value="7527">
                <text:p>7527</text:p>
              </table:table-cell>
            </table:table-row>
            <table:table-row>
              <table:table-cell office:value-type="float" office:value="37622">
                <text:p>37620</text:p>
              </table:table-cell>
              <table:table-cell office:value-type="float" office:value="37622">
                <text:p>37622</text:p>
              </table:table-cell>
              <table:table-cell office:value-type="float" office:value="9726">
                <text:p>9726</text:p>
              </table:table-cell>
            </table:table-row>
            <table:table-row>
              <table:table-cell office:value-type="float" office:value="37987">
                <text:p>37990</text:p>
              </table:table-cell>
              <table:table-cell office:value-type="float" office:value="37987">
                <text:p>37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987">
                <text:p>37990</text:p>
              </table:table-cell>
              <table:table-cell office:value-type="float" office:value="37987">
                <text:p>3798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37987">
                <text:p>37990</text:p>
              </table:table-cell>
              <table:table-cell office:value-type="float" office:value="37987">
                <text:p>37987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7987">
                <text:p>37990</text:p>
              </table:table-cell>
              <table:table-cell office:value-type="float" office:value="37987">
                <text:p>37987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38353">
                <text:p>38353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38353">
                <text:p>38353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38353">
                <text:p>38353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38353">
                <text:p>38353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38718">
                <text:p>3871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38718">
                <text:p>38718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38718">
                <text:p>38718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float" office:value="38353">
                <text:p>38350</text:p>
              </table:table-cell>
              <table:table-cell office:value-type="float" office:value="38353">
                <text:p>38353</text:p>
              </table:table-cell>
              <table:table-cell office:value-type="float" office:value="19200">
                <text:p>19200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38718">
                <text:p>38718</text:p>
              </table:table-cell>
              <table:table-cell office:value-type="float" office:value="18938">
                <text:p>18938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38718">
                <text:p>38718</text:p>
              </table:table-cell>
              <table:table-cell office:value-type="float" office:value="27079">
                <text:p>27079</text:p>
              </table:table-cell>
            </table:table-row>
            <table:table-row>
              <table:table-cell office:value-type="float" office:value="38718">
                <text:p>38720</text:p>
              </table:table-cell>
              <table:table-cell office:value-type="float" office:value="38718">
                <text:p>38718</text:p>
              </table:table-cell>
              <table:table-cell office:value-type="float" office:value="49161">
                <text:p>49161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39083">
                <text:p>39083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float" office:value="39083">
                <text:p>39080</text:p>
              </table:table-cell>
              <table:table-cell office:value-type="float" office:value="39083">
                <text:p>39083</text:p>
              </table:table-cell>
              <table:table-cell office:value-type="float" office:value="8800">
                <text:p>8800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39448">
                <text:p>39448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39448">
                <text:p>39448</text:p>
              </table:table-cell>
              <table:table-cell office:value-type="float" office:value="3846">
                <text:p>3846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39448">
                <text:p>39448</text:p>
              </table:table-cell>
              <table:table-cell office:value-type="float" office:value="59455">
                <text:p>59455</text:p>
              </table:table-cell>
            </table:table-row>
            <table:table-row>
              <table:table-cell office:value-type="float" office:value="39448">
                <text:p>39450</text:p>
              </table:table-cell>
              <table:table-cell office:value-type="float" office:value="39448">
                <text:p>39448</text:p>
              </table:table-cell>
              <table:table-cell office:value-type="float" office:value="82300">
                <text:p>82300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39814">
                <text:p>3981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39814">
                <text:p>39814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float" office:value="39814">
                <text:p>39810</text:p>
              </table:table-cell>
              <table:table-cell office:value-type="float" office:value="39814">
                <text:p>39814</text:p>
              </table:table-cell>
              <table:table-cell office:value-type="float" office:value="42820">
                <text:p>42820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40179">
                <text:p>40179</text:p>
              </table:table-cell>
              <table:table-cell office:value-type="float" office:value="78440">
                <text:p>78440</text:p>
              </table:table-cell>
            </table:table-row>
            <table:table-row>
              <table:table-cell office:value-type="float" office:value="40179">
                <text:p>40180</text:p>
              </table:table-cell>
              <table:table-cell office:value-type="float" office:value="40179">
                <text:p>40179</text:p>
              </table:table-cell>
              <table:table-cell office:value-type="float" office:value="147600">
                <text:p>14760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40544">
                <text:p>40544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40544">
                <text:p>40544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40544">
                <text:p>40544</text:p>
              </table:table-cell>
              <table:table-cell office:value-type="float" office:value="9900">
                <text:p>990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40544">
                <text:p>4054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40544">
                <text:p>40544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40544">
                <text:p>40544</text:p>
              </table:table-cell>
              <table:table-cell office:value-type="float" office:value="14000">
                <text:p>1400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40544">
                <text:p>40544</text:p>
              </table:table-cell>
              <table:table-cell office:value-type="float" office:value="83000">
                <text:p>8300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40544">
                <text:p>40544</text:p>
              </table:table-cell>
              <table:table-cell office:value-type="float" office:value="92100">
                <text:p>9210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40544">
                <text:p>40544</text:p>
              </table:table-cell>
              <table:table-cell office:value-type="float" office:value="108890">
                <text:p>10889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40544">
                <text:p>40544</text:p>
              </table:table-cell>
              <table:table-cell office:value-type="float" office:value="117160">
                <text:p>117160</text:p>
              </table:table-cell>
            </table:table-row>
            <table:table-row>
              <table:table-cell office:value-type="float" office:value="40544">
                <text:p>40540</text:p>
              </table:table-cell>
              <table:table-cell office:value-type="float" office:value="40544">
                <text:p>40544</text:p>
              </table:table-cell>
              <table:table-cell office:value-type="float" office:value="176170">
                <text:p>176170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40909">
                <text:p>40909</text:p>
              </table:table-cell>
              <table:table-cell office:value-type="float" office:value="97125">
                <text:p>97125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40909">
                <text:p>40909</text:p>
              </table:table-cell>
              <table:table-cell office:value-type="float" office:value="106924">
                <text:p>106924</text:p>
              </table:table-cell>
            </table:table-row>
            <table:table-row>
              <table:table-cell office:value-type="float" office:value="40909">
                <text:p>40910</text:p>
              </table:table-cell>
              <table:table-cell office:value-type="float" office:value="40909">
                <text:p>40909</text:p>
              </table:table-cell>
              <table:table-cell office:value-type="float" office:value="113093">
                <text:p>113093</text:p>
              </table:table-cell>
            </table:table-row>
            <table:table-row>
              <table:table-cell office:value-type="float" office:value="41275">
                <text:p>41280</text:p>
              </table:table-cell>
              <table:table-cell office:value-type="float" office:value="41275">
                <text:p>41275</text:p>
              </table:table-cell>
              <table:table-cell office:value-type="float" office:value="133740">
                <text:p>133740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41640">
                <text:p>41640</text:p>
              </table:table-cell>
              <table:table-cell office:value-type="float" office:value="238310">
                <text:p>23831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